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DejaVu Sans Light" svg:font-family="DejaVu Sans Light" style:font-family-generic="swiss" style:font-pitch="variable" svg:panose-1="2 11 2 3 3 8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BSI_TítuloSemNumeração" style:master-page-name="MP0" style:family="paragraph">
      <style:paragraph-properties fo:break-before="page"/>
    </style:style>
    <style:style style:name="TableColumn3" style:family="table-column">
      <style:table-column-properties style:column-width="0.5861in" style:use-optimal-column-width="false"/>
    </style:style>
    <style:style style:name="TableColumn4" style:family="table-column">
      <style:table-column-properties style:column-width="0.8541in" style:use-optimal-column-width="false"/>
    </style:style>
    <style:style style:name="TableColumn5" style:family="table-column">
      <style:table-column-properties style:column-width="1.4222in" style:use-optimal-column-width="false"/>
    </style:style>
    <style:style style:name="TableColumn6" style:family="table-column">
      <style:table-column-properties style:column-width="2.2729in" style:use-optimal-column-width="false"/>
    </style:style>
    <style:style style:name="TableColumn7" style:family="table-column">
      <style:table-column-properties style:column-width="1.15in" style:use-optimal-column-width="false"/>
    </style:style>
    <style:style style:name="Table2" style:family="table">
      <style:table-properties style:width="6.2854in" fo:margin-left="0in" table:align="center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style:vertical-align="middle" fo:padding-top="0.0194in" fo:padding-left="0.0194in" fo:padding-bottom="0.0194in" fo:padding-right="0.0194in"/>
    </style:style>
    <style:style style:name="P10" style:parent-style-name="TableContents" style:family="paragraph">
      <style:paragraph-properties fo:text-align="center"/>
      <style:text-properties style:font-name="Arial" fo:font-weight="bold" style:font-weight-asian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194in" fo:padding-bottom="0.0194in" fo:padding-right="0.0194in"/>
    </style:style>
    <style:style style:name="P13" style:parent-style-name="TableContents" style:family="paragraph">
      <style:paragraph-properties fo:text-align="center"/>
      <style:text-properties style:font-name="Arial" fo:font-weight="bold" style:font-weight-asian="bold"/>
    </style:style>
    <style:style style:name="TableCell1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15" style:parent-style-name="TableContents" style:family="paragraph">
      <style:paragraph-properties fo:text-align="center"/>
      <style:text-properties style:font-name="Arial" fo:font-weight="bold" style:font-weight-asian="bold"/>
    </style:style>
    <style:style style:name="TableCell1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/>
    </style:style>
    <style:style style:name="TableCell1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/>
    </style:style>
    <style:style style:name="TableCell2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194in" fo:padding-bottom="0.0194in" fo:padding-right="0.0194in"/>
    </style:style>
    <style:style style:name="P24" style:parent-style-name="TableContents" style:family="paragraph">
      <style:paragraph-properties fo:text-align="center"/>
      <style:text-properties style:font-name="Arial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26" style:parent-style-name="TableContents" style:family="paragraph">
      <style:paragraph-properties fo:text-align="center"/>
      <style:text-properties style:font-name="Arial"/>
    </style:style>
    <style:style style:name="TableCell2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28" style:parent-style-name="TableContents" style:family="paragraph">
      <style:paragraph-properties fo:text-align="center"/>
      <style:text-properties style:font-name="Arial"/>
    </style:style>
    <style:style style:name="TableCell2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30" style:parent-style-name="TableContents" style:family="paragraph">
      <style:paragraph-properties fo:text-align="center"/>
      <style:text-properties style:font-name="Arial"/>
    </style:style>
    <style:style style:name="TableCell3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32" style:parent-style-name="TableContents" style:family="paragraph">
      <style:paragraph-properties fo:text-align="center"/>
      <style:text-properties style:font-name="Arial"/>
    </style:style>
    <style:style style:name="P33" style:parent-style-name="TableContents" style:family="paragraph">
      <style:paragraph-properties fo:text-align="center"/>
      <style:text-properties style:font-name="Arial"/>
    </style:style>
    <style:style style:name="P34" style:parent-style-name="TableContents" style:family="paragraph">
      <style:paragraph-properties fo:text-align="center"/>
      <style:text-properties style:font-name="Arial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194in" fo:padding-bottom="0.0194in" fo:padding-right="0.0194in"/>
    </style:style>
    <style:style style:name="P37" style:parent-style-name="TableContents" style:family="paragraph">
      <style:paragraph-properties fo:text-align="center"/>
      <style:text-properties style:font-name="Arial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39" style:parent-style-name="TableContents" style:family="paragraph">
      <style:paragraph-properties fo:text-align="center"/>
      <style:text-properties style:font-name="Arial"/>
    </style:style>
    <style:style style:name="TableCell4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41" style:parent-style-name="TableContents" style:family="paragraph">
      <style:paragraph-properties fo:text-align="center"/>
      <style:text-properties style:font-name="Arial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43" style:parent-style-name="TableContents" style:family="paragraph">
      <style:paragraph-properties fo:text-align="center"/>
      <style:text-properties style:font-name="Arial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45" style:parent-style-name="TableContents" style:family="paragraph">
      <style:paragraph-properties fo:text-align="center"/>
      <style:text-properties style:font-name="Arial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194in" fo:padding-bottom="0.0194in" fo:padding-right="0.0194in"/>
    </style:style>
    <style:style style:name="P48" style:parent-style-name="TableContents" style:family="paragraph">
      <style:paragraph-properties fo:text-align="center"/>
      <style:text-properties style:font-name="Arial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50" style:parent-style-name="TableContents" style:family="paragraph">
      <style:paragraph-properties fo:text-align="center"/>
      <style:text-properties style:font-name="Arial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52" style:parent-style-name="TableContents" style:family="paragraph">
      <style:paragraph-properties fo:text-align="center"/>
      <style:text-properties style:font-name="Arial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54" style:parent-style-name="TableContents" style:family="paragraph">
      <style:paragraph-properties fo:text-align="center"/>
    </style:style>
    <style:style style:name="T55" style:parent-style-name="DefaultParagraphFont" style:family="text">
      <style:text-properties style:font-name="Arial"/>
    </style:style>
    <style:style style:name="T56" style:parent-style-name="DefaultParagraphFont" style:family="text">
      <style:text-properties style:font-name="Arial" fo:font-style="italic" style:font-style-asian="italic"/>
    </style:style>
    <style:style style:name="T57" style:parent-style-name="DefaultParagraphFont" style:family="text">
      <style:text-properties style:font-name="Arial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194in"/>
    </style:style>
    <style:style style:name="P59" style:parent-style-name="TableContents" style:family="paragraph">
      <style:paragraph-properties fo:text-align="center"/>
      <style:text-properties style:font-name="Arial"/>
    </style:style>
    <style:style style:name="P60" style:parent-style-name="BSI_CorpoDeTexto" style:family="paragraph">
      <style:paragraph-properties fo:text-indent="0in"/>
    </style:style>
    <style:style style:name="P61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62" style:parent-style-name="BSI_CorpoDeTexto" style:family="paragraph">
      <style:paragraph-properties fo:text-indent="0in"/>
    </style:style>
    <style:style style:name="P63" style:parent-style-name="BSI_CorpoDeTexto" style:family="paragraph">
      <style:paragraph-properties fo:text-indent="0in"/>
    </style:style>
    <style:style style:name="P64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65" style:parent-style-name="BSI_CorpoDeTexto" style:family="paragraph">
      <style:paragraph-properties fo:text-indent="0in"/>
    </style:style>
    <style:style style:name="P66" style:parent-style-name="BSI_CorpoDeTexto" style:family="paragraph">
      <style:paragraph-properties fo:text-indent="0in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BSI_CorpoDeTexto" style:family="paragraph">
      <style:paragraph-properties fo:text-indent="0in"/>
    </style:style>
    <style:style style:name="P70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71" style:parent-style-name="BSI_CorpoDeTexto" style:family="paragraph">
      <style:paragraph-properties fo:text-indent="0in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74" style:parent-style-name="BSI_CorpoDeTexto" style:family="paragraph">
      <style:paragraph-properties fo:text-indent="0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77" style:parent-style-name="BSI_CorpoDeTexto" style:family="paragraph">
      <style:paragraph-properties fo:text-indent="0in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80" style:parent-style-name="BSI_CorpoDeTexto" style:family="paragraph">
      <style:paragraph-properties fo:text-indent="0in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P84" style:parent-style-name="BSI_CorpoDeTexto" style:family="paragraph">
      <style:paragraph-properties fo:text-indent="0in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BSI_CorpoDeTexto" style:family="paragraph">
      <style:paragraph-properties fo:text-indent="0in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style:font-style-complex="italic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P9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96" style:parent-style-name="BSI_CorpoDeTexto" style:family="paragraph">
      <style:paragraph-properties fo:text-indent="0in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P99" style:parent-style-name="BSI_CorpoDeTexto" style:family="paragraph">
      <style:paragraph-properties fo:text-indent="0in"/>
      <style:text-properties fo:font-weight="bold" style:font-weight-asian="bold" style:font-weight-complex="bold" fo:background-color="#FFFF00"/>
    </style:style>
    <style:style style:name="P100" style:parent-style-name="BSI_CorpoDeTexto" style:family="paragraph">
      <style:paragraph-properties fo:text-indent="0in"/>
    </style:style>
    <style:style style:name="T101" style:parent-style-name="DefaultParagraphFont" style:family="text">
      <style:text-properties fo:font-weight="bold" style:font-weight-asian="bold" style:font-weight-complex="bold" fo:background-color="#FFFF00"/>
    </style:style>
    <style:style style:name="T102" style:parent-style-name="DefaultParagraphFont" style:family="text">
      <style:text-properties fo:background-color="#FFFF00"/>
    </style:style>
    <style:style style:name="P103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04" style:parent-style-name="BSI_CorpoDeTexto" style:family="paragraph">
      <style:paragraph-properties fo:text-indent="0in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P108" style:parent-style-name="BSI_CorpoDeTexto" style:family="paragraph">
      <style:paragraph-properties fo:text-indent="0in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1" style:parent-style-name="BSI_CorpoDeTexto" style:family="paragraph">
      <style:paragraph-properties fo:text-indent="0in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style="italic" style:font-style-asian="italic" style:font-style-complex="italic"/>
    </style:style>
    <style:style style:name="T114" style:parent-style-name="DefaultParagraphFont" style:family="text">
      <style:text-properties fo:font-style="italic" style:font-style-asian="italic" style:font-style-complex="italic"/>
    </style:style>
    <style:style style:name="P11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16" style:parent-style-name="BSI_CorpoDeTexto" style:family="paragraph">
      <style:paragraph-properties fo:text-indent="0in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style="italic" style:font-style-asian="italic" style:font-style-complex="italic"/>
    </style:style>
    <style:style style:name="P11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20" style:parent-style-name="BSI_CorpoDeTexto" style:family="paragraph">
      <style:paragraph-properties fo:text-indent="0in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23" style:parent-style-name="BSI_CorpoDeTexto" style:family="paragraph">
      <style:paragraph-properties fo:text-indent="0in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style="italic" style:font-style-asian="italic" style:font-style-complex="italic"/>
    </style:style>
    <style:style style:name="T127" style:parent-style-name="DefaultParagraphFont" style:family="text">
      <style:text-properties fo:font-style="italic" style:font-style-asian="italic" style:font-style-complex="italic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30" style:parent-style-name="BSI_CorpoDeTexto" style:family="paragraph">
      <style:paragraph-properties fo:text-indent="0in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style="italic" style:font-style-asian="italic" style:font-style-complex="italic"/>
    </style:style>
    <style:style style:name="T133" style:parent-style-name="DefaultParagraphFont" style:family="text">
      <style:text-properties fo:font-style="italic" style:font-style-asian="italic" style:font-style-complex="italic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36" style:parent-style-name="BSI_CorpoDeTexto" style:family="paragraph">
      <style:paragraph-properties fo:text-indent="0in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style="italic" style:font-style-asian="italic" style:font-style-complex="italic"/>
    </style:style>
    <style:style style:name="P13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40" style:parent-style-name="BSI_CorpoDeTexto" style:family="paragraph">
      <style:paragraph-properties fo:text-indent="0in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P142" style:parent-style-name="BSI_CorpoDeTexto" style:family="paragraph">
      <style:paragraph-properties fo:text-indent="0in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5" style:parent-style-name="BSI_CorpoDeTexto" style:family="paragraph">
      <style:paragraph-properties fo:text-indent="0in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BSI_CorpoDeTexto" style:family="paragraph">
      <style:paragraph-properties fo:text-indent="0in"/>
      <style:text-properties fo:font-weight="bold" style:font-weight-asian="bold" style:font-weight-complex="bold" fo:background-color="#FFFF00"/>
    </style:style>
    <style:style style:name="P148" style:parent-style-name="BSI_CorpoDeTexto" style:family="paragraph">
      <style:paragraph-properties fo:text-indent="0in"/>
    </style:style>
    <style:style style:name="T149" style:parent-style-name="DefaultParagraphFont" style:family="text">
      <style:text-properties fo:font-weight="bold" style:font-weight-asian="bold" style:font-weight-complex="bold" fo:background-color="#FFFF00"/>
    </style:style>
    <style:style style:name="T150" style:parent-style-name="DefaultParagraphFont" style:family="text">
      <style:text-properties fo:background-color="#FFFF00"/>
    </style:style>
    <style:style style:name="T151" style:parent-style-name="DefaultParagraphFont" style:family="text">
      <style:text-properties fo:font-style="italic" style:font-style-asian="italic" fo:background-color="#FFFF00"/>
    </style:style>
    <style:style style:name="T152" style:parent-style-name="DefaultParagraphFont" style:family="text">
      <style:text-properties fo:background-color="#FFFF00"/>
    </style:style>
    <style:style style:name="T153" style:parent-style-name="DefaultParagraphFont" style:family="text">
      <style:text-properties fo:background-color="#FFFF00"/>
    </style:style>
    <style:style style:name="T154" style:parent-style-name="DefaultParagraphFont" style:family="text">
      <style:text-properties fo:font-style="italic" style:font-style-asian="italic" fo:background-color="#FFFF00"/>
    </style:style>
    <style:style style:name="T155" style:parent-style-name="DefaultParagraphFont" style:family="text">
      <style:text-properties fo:background-color="#FFFF00"/>
    </style:style>
    <style:style style:name="T156" style:parent-style-name="DefaultParagraphFont" style:family="text">
      <style:text-properties fo:font-style="italic" style:font-style-asian="italic" fo:background-color="#FFFF00"/>
    </style:style>
    <style:style style:name="T157" style:parent-style-name="DefaultParagraphFont" style:family="text">
      <style:text-properties fo:background-color="#FFFF00"/>
    </style:style>
    <style:style style:name="T158" style:parent-style-name="DefaultParagraphFont" style:family="text">
      <style:text-properties fo:font-style="italic" style:font-style-asian="italic" fo:background-color="#FFFF00"/>
    </style:style>
    <style:style style:name="T159" style:parent-style-name="DefaultParagraphFont" style:family="text">
      <style:text-properties fo:background-color="#FFFF00"/>
    </style:style>
    <style:style style:name="T160" style:parent-style-name="DefaultParagraphFont" style:family="text">
      <style:text-properties fo:font-style="italic" style:font-style-asian="italic" fo:background-color="#FFFF00"/>
    </style:style>
    <style:style style:name="T161" style:parent-style-name="DefaultParagraphFont" style:family="text">
      <style:text-properties fo:background-color="#FFFF00"/>
    </style:style>
    <style:style style:name="T162" style:parent-style-name="DefaultParagraphFont" style:family="text">
      <style:text-properties fo:font-style="italic" style:font-style-asian="italic" fo:background-color="#FFFF00"/>
    </style:style>
    <style:style style:name="T163" style:parent-style-name="DefaultParagraphFont" style:family="text">
      <style:text-properties fo:background-color="#FFFF00"/>
    </style:style>
    <style:style style:name="T164" style:parent-style-name="DefaultParagraphFont" style:family="text">
      <style:text-properties fo:background-color="#FFFF00"/>
    </style:style>
    <style:style style:name="T165" style:parent-style-name="DefaultParagraphFont" style:family="text">
      <style:text-properties fo:font-style="italic" style:font-style-asian="italic" fo:background-color="#FFFF00"/>
    </style:style>
    <style:style style:name="T166" style:parent-style-name="DefaultParagraphFont" style:family="text">
      <style:text-properties fo:background-color="#FFFF00"/>
    </style:style>
    <style:style style:name="T167" style:parent-style-name="DefaultParagraphFont" style:family="text">
      <style:text-properties fo:font-style="italic" style:font-style-asian="italic" fo:background-color="#FFFF00"/>
    </style:style>
    <style:style style:name="T168" style:parent-style-name="DefaultParagraphFont" style:family="text">
      <style:text-properties fo:background-color="#FFFF00"/>
    </style:style>
    <style:style style:name="T169" style:parent-style-name="DefaultParagraphFont" style:family="text">
      <style:text-properties fo:background-color="#FFFF00"/>
    </style:style>
    <style:style style:name="T170" style:parent-style-name="DefaultParagraphFont" style:family="text">
      <style:text-properties fo:font-style="italic" style:font-style-asian="italic" fo:background-color="#FFFF00"/>
    </style:style>
    <style:style style:name="T171" style:parent-style-name="DefaultParagraphFont" style:family="text">
      <style:text-properties fo:background-color="#FFFF00"/>
    </style:style>
    <style:style style:name="T172" style:parent-style-name="DefaultParagraphFont" style:family="text">
      <style:text-properties fo:font-style="italic" style:font-style-asian="italic" fo:background-color="#FFFF00"/>
    </style:style>
    <style:style style:name="T173" style:parent-style-name="DefaultParagraphFont" style:family="text">
      <style:text-properties fo:background-color="#FFFF00"/>
    </style:style>
    <style:style style:name="T174" style:parent-style-name="DefaultParagraphFont" style:family="text">
      <style:text-properties fo:background-color="#FFFF00"/>
    </style:style>
    <style:style style:name="T175" style:parent-style-name="DefaultParagraphFont" style:family="text">
      <style:text-properties fo:font-style="italic" style:font-style-asian="italic" fo:background-color="#FFFF00"/>
    </style:style>
    <style:style style:name="T176" style:parent-style-name="DefaultParagraphFont" style:family="text">
      <style:text-properties fo:font-style="italic" style:font-style-asian="italic" fo:background-color="#FFFF00"/>
    </style:style>
    <style:style style:name="T177" style:parent-style-name="DefaultParagraphFont" style:family="text">
      <style:text-properties fo:background-color="#FFFF00"/>
    </style:style>
    <style:style style:name="T178" style:parent-style-name="DefaultParagraphFont" style:family="text">
      <style:text-properties fo:background-color="#FFFF00"/>
    </style:style>
    <style:style style:name="T179" style:parent-style-name="DefaultParagraphFont" style:family="text">
      <style:text-properties fo:font-style="italic" style:font-style-asian="italic" fo:background-color="#FFFF00"/>
    </style:style>
    <style:style style:name="T180" style:parent-style-name="DefaultParagraphFont" style:family="text">
      <style:text-properties fo:background-color="#FFFF00"/>
    </style:style>
    <style:style style:name="T181" style:parent-style-name="DefaultParagraphFont" style:family="text">
      <style:text-properties fo:background-color="#FFFF00"/>
    </style:style>
    <style:style style:name="T182" style:parent-style-name="DefaultParagraphFont" style:family="text">
      <style:text-properties fo:font-style="italic" style:font-style-asian="italic" fo:background-color="#FFFF00"/>
    </style:style>
    <style:style style:name="T183" style:parent-style-name="DefaultParagraphFont" style:family="text">
      <style:text-properties fo:background-color="#FFFF00"/>
    </style:style>
    <style:style style:name="P184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85" style:parent-style-name="BSI_CorpoDeTexto" style:family="paragraph">
      <style:paragraph-properties fo:text-indent="0in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P187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88" style:parent-style-name="BSI_CorpoDeTexto" style:family="paragraph">
      <style:paragraph-properties fo:text-indent="0in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T190" style:parent-style-name="DefaultParagraphFont" style:family="text">
      <style:text-properties fo:font-style="italic" style:font-style-asian="italic" style:font-style-complex="italic"/>
    </style:style>
    <style:style style:name="P191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92" style:parent-style-name="BSI_CorpoDeTexto" style:family="paragraph">
      <style:paragraph-properties fo:text-indent="0in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fo:font-style="italic" style:font-style-asian="italic" style:font-style-complex="italic"/>
    </style:style>
    <style:style style:name="T195" style:parent-style-name="DefaultParagraphFont" style:family="text">
      <style:text-properties fo:font-style="italic" style:font-style-asian="italic" style:font-style-complex="italic"/>
    </style:style>
    <style:style style:name="T196" style:parent-style-name="DefaultParagraphFont" style:family="text">
      <style:text-properties fo:font-style="italic" style:font-style-asian="italic" style:font-style-complex="italic"/>
    </style:style>
    <style:style style:name="T197" style:parent-style-name="DefaultParagraphFont" style:family="text">
      <style:text-properties fo:font-style="italic" style:font-style-asian="italic" style:font-style-complex="italic"/>
    </style:style>
    <style:style style:name="P198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199" style:parent-style-name="BSI_CorpoDeTexto" style:family="paragraph">
      <style:paragraph-properties fo:text-indent="0in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fo:font-style="italic" style:font-style-asian="italic" style:font-style-complex="italic"/>
    </style:style>
    <style:style style:name="T202" style:parent-style-name="DefaultParagraphFont" style:family="text">
      <style:text-properties fo:font-style="italic" style:font-style-asian="italic" style:font-style-complex="italic"/>
    </style:style>
    <style:style style:name="P203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04" style:parent-style-name="BSI_CorpoDeTexto" style:family="paragraph">
      <style:paragraph-properties fo:text-indent="0in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T208" style:parent-style-name="DefaultParagraphFont" style:family="text">
      <style:text-properties fo:font-style="italic" style:font-style-asian="italic" style:font-style-complex="italic"/>
    </style:style>
    <style:style style:name="P209" style:parent-style-name="BSI_CorpoDeTexto" style:family="paragraph">
      <style:paragraph-properties fo:text-indent="0in"/>
    </style:style>
    <style:style style:name="T210" style:parent-style-name="DefaultParagraphFont" style:family="text">
      <style:text-properties fo:font-weight="bold" style:font-weight-asian="bold" style:font-weight-complex="bold" fo:background-color="#FFFF00"/>
    </style:style>
    <style:style style:name="P211" style:parent-style-name="BSI_CorpoDeTexto" style:family="paragraph">
      <style:paragraph-properties fo:text-indent="0in"/>
    </style:style>
    <style:style style:name="T212" style:parent-style-name="DefaultParagraphFont" style:family="text">
      <style:text-properties fo:font-weight="bold" style:font-weight-asian="bold" style:font-weight-complex="bold" fo:background-color="#FFFF00"/>
    </style:style>
    <style:style style:name="T213" style:parent-style-name="DefaultParagraphFont" style:family="text">
      <style:text-properties fo:background-color="#FFFF00"/>
    </style:style>
    <style:style style:name="T214" style:parent-style-name="DefaultParagraphFont" style:family="text">
      <style:text-properties fo:font-style="italic" style:font-style-asian="italic" style:font-style-complex="italic" fo:background-color="#FFFF00"/>
    </style:style>
    <style:style style:name="T215" style:parent-style-name="DefaultParagraphFont" style:family="text">
      <style:text-properties fo:background-color="#FFFF00"/>
    </style:style>
    <style:style style:name="T216" style:parent-style-name="DefaultParagraphFont" style:family="text">
      <style:text-properties fo:font-style="italic" style:font-style-asian="italic" fo:background-color="#FFFF00"/>
    </style:style>
    <style:style style:name="T217" style:parent-style-name="DefaultParagraphFont" style:family="text">
      <style:text-properties fo:background-color="#FFFF00"/>
    </style:style>
    <style:style style:name="T218" style:parent-style-name="DefaultParagraphFont" style:family="text">
      <style:text-properties fo:font-style="italic" style:font-style-asian="italic" fo:background-color="#FFFF00"/>
    </style:style>
    <style:style style:name="T219" style:parent-style-name="DefaultParagraphFont" style:family="text">
      <style:text-properties fo:background-color="#FFFF00"/>
    </style:style>
    <style:style style:name="P220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21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2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23" style:parent-style-name="BSI_CorpoDeTexto" style:family="paragraph">
      <style:paragraph-properties fo:text-indent="0in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P22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26" style:parent-style-name="BSI_CorpoDeTexto" style:family="paragraph">
      <style:paragraph-properties fo:text-indent="0in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style="italic" style:font-style-asian="italic" style:font-style-complex="italic"/>
    </style:style>
    <style:style style:name="P22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30" style:parent-style-name="BSI_CorpoDeTexto" style:family="paragraph">
      <style:paragraph-properties fo:text-indent="0in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BSI_CorpoDeTexto" style:family="paragraph">
      <style:paragraph-properties fo:text-indent="0in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35" style:parent-style-name="BSI_CorpoDeTexto" style:family="paragraph">
      <style:paragraph-properties fo:text-indent="0in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P237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38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3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40" style:parent-style-name="BSI_CorpoDeTexto" style:family="paragraph">
      <style:paragraph-properties fo:text-indent="0in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fo:font-style="italic" style:font-style-asian="italic" style:font-style-complex="italic"/>
    </style:style>
    <style:style style:name="P243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44" style:parent-style-name="BSI_CorpoDeTexto" style:family="paragraph">
      <style:paragraph-properties fo:text-indent="0in"/>
    </style:style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47" style:parent-style-name="BSI_CorpoDeTexto" style:family="paragraph">
      <style:paragraph-properties fo:text-indent="0in"/>
    </style:style>
    <style:style style:name="T248" style:parent-style-name="DefaultParagraphFont" style:family="text">
      <style:text-properties fo:font-weight="bold" style:font-weight-asian="bold" style:font-weight-complex="bold"/>
    </style:style>
    <style:style style:name="P24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50" style:parent-style-name="BSI_CorpoDeTexto" style:family="paragraph">
      <style:paragraph-properties fo:text-indent="0in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P25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53" style:parent-style-name="BSI_CorpoDeTexto" style:family="paragraph">
      <style:paragraph-properties fo:text-indent="0in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56" style:parent-style-name="BSI_CorpoDeTexto" style:family="paragraph">
      <style:paragraph-properties fo:text-indent="0in"/>
    </style:style>
    <style:style style:name="T257" style:parent-style-name="DefaultParagraphFont" style:family="text">
      <style:text-properties fo:font-weight="bold" style:font-weight-asian="bold" style:font-weight-complex="bold"/>
    </style:style>
    <style:style style:name="P258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59" style:parent-style-name="BSI_CorpoDeTexto" style:family="paragraph">
      <style:paragraph-properties fo:text-indent="0in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T261" style:parent-style-name="DefaultParagraphFont" style:family="text">
      <style:text-properties fo:font-style="italic" style:font-style-asian="italic" style:font-style-complex="italic"/>
    </style:style>
    <style:style style:name="P26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63" style:parent-style-name="BSI_CorpoDeTexto" style:family="paragraph">
      <style:paragraph-properties fo:text-indent="0in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265" style:parent-style-name="DefaultParagraphFont" style:family="text">
      <style:text-properties fo:font-style="italic" style:font-style-asian="italic" style:font-style-complex="italic"/>
    </style:style>
    <style:style style:name="T266" style:parent-style-name="DefaultParagraphFont" style:family="text">
      <style:text-properties fo:font-style="italic" style:font-style-asian="italic" style:font-style-complex="italic"/>
    </style:style>
    <style:style style:name="T267" style:parent-style-name="DefaultParagraphFont" style:family="text">
      <style:text-properties fo:font-style="italic" style:font-style-asian="italic" style:font-style-complex="italic"/>
    </style:style>
    <style:style style:name="P268" style:parent-style-name="BSI_CorpoDeTexto" style:family="paragraph">
      <style:paragraph-properties fo:text-indent="0in"/>
    </style:style>
    <style:style style:name="P26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70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71" style:parent-style-name="BSI_CorpoDeTexto" style:family="paragraph">
      <style:paragraph-properties fo:text-indent="0in"/>
    </style:style>
    <style:style style:name="P272" style:parent-style-name="BSI_CorpoDeTexto" style:family="paragraph"/>
    <style:style style:name="P273" style:parent-style-name="BSI_CorpoDeTexto" style:family="paragraph">
      <style:paragraph-properties fo:text-indent="0in"/>
    </style:style>
    <style:style style:name="T274" style:parent-style-name="DefaultParagraphFont" style:family="text">
      <style:text-properties fo:font-weight="bold" style:font-weight-asian="bold" style:font-weight-complex="bold" fo:background-color="#FFFF00"/>
    </style:style>
    <style:style style:name="P27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76" style:parent-style-name="BSI_CorpoDeTexto" style:family="paragraph">
      <style:paragraph-properties fo:text-indent="0in"/>
    </style:style>
    <style:style style:name="T277" style:parent-style-name="DefaultParagraphFont" style:family="text">
      <style:text-properties fo:font-weight="bold" style:font-weight-asian="bold" style:font-weight-complex="bold"/>
    </style:style>
    <style:style style:name="P278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79" style:parent-style-name="BSI_CorpoDeTexto" style:family="paragraph">
      <style:paragraph-properties fo:text-indent="0in"/>
    </style:style>
    <style:style style:name="P280" style:parent-style-name="BSI_CorpoDeTexto" style:family="paragraph"/>
    <style:style style:name="T281" style:parent-style-name="DefaultParagraphFont" style:family="text">
      <style:text-properties fo:font-style="italic" style:font-style-asian="italic"/>
    </style:style>
    <style:style style:name="T282" style:parent-style-name="DefaultParagraphFont" style:family="text">
      <style:text-properties fo:font-style="italic" style:font-style-asian="italic" style:font-style-complex="italic"/>
    </style:style>
    <style:style style:name="P283" style:parent-style-name="BSI_CorpoDeTexto" style:family="paragraph">
      <style:paragraph-properties fo:text-indent="0in"/>
    </style:style>
    <style:style style:name="T284" style:parent-style-name="DefaultParagraphFont" style:family="text">
      <style:text-properties fo:font-weight="bold" style:font-weight-asian="bold" style:font-weight-complex="bold" fo:background-color="#FFFF00"/>
    </style:style>
    <style:style style:name="P28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286" style:parent-style-name="BSI_CorpoDeTexto" style:family="paragraph">
      <style:paragraph-properties fo:text-indent="0in"/>
    </style:style>
    <style:style style:name="T287" style:parent-style-name="DefaultParagraphFont" style:family="text">
      <style:text-properties fo:font-weight="bold" style:font-weight-asian="bold" style:font-weight-complex="bold"/>
    </style:style>
    <style:style style:name="P288" style:parent-style-name="BSI_CorpoDeTexto" style:family="paragraph">
      <style:paragraph-properties fo:text-indent="0in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/>
    </style:style>
    <style:style style:name="P292" style:parent-style-name="BSI_CorpoDeTexto" style:family="paragraph">
      <style:paragraph-properties fo:text-indent="0in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fo:font-style="italic" style:font-style-asian="italic" style:font-style-complex="italic"/>
    </style:style>
    <style:style style:name="T295" style:parent-style-name="DefaultParagraphFont" style:family="text">
      <style:text-properties fo:font-style="italic" style:font-style-asian="italic" style:font-style-complex="italic"/>
    </style:style>
    <style:style style:name="T296" style:parent-style-name="DefaultParagraphFont" style:family="text">
      <style:text-properties fo:font-style="italic" style:font-style-asian="italic" style:font-style-complex="italic"/>
    </style:style>
    <style:style style:name="P297" style:parent-style-name="BSI_CorpoDeTexto" style:family="paragraph">
      <style:paragraph-properties fo:text-indent="0in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P301" style:parent-style-name="BSI_CorpoDeTexto" style:family="paragraph">
      <style:paragraph-properties fo:text-indent="0in"/>
    </style:style>
    <style:style style:name="T302" style:parent-style-name="DefaultParagraphFont" style:family="text">
      <style:text-properties fo:font-weight="bold" style:font-weight-asian="bold" style:font-weight-complex="bold"/>
    </style:style>
    <style:style style:name="T303" style:parent-style-name="DefaultParagraphFont" style:family="text">
      <style:text-properties fo:font-weight="bold" style:font-weight-asian="bold" style:font-weight-complex="bold"/>
    </style:style>
    <style:style style:name="T304" style:parent-style-name="DefaultParagraphFont" style:family="text">
      <style:text-properties fo:font-style="italic" style:font-style-asian="italic" style:font-style-complex="italic"/>
    </style:style>
    <style:style style:name="P30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06" style:parent-style-name="BSI_CorpoDeTexto" style:family="paragraph">
      <style:paragraph-properties fo:text-indent="0in"/>
    </style:style>
    <style:style style:name="P307" style:parent-style-name="BSI_CorpoDeTexto" style:family="paragraph"/>
    <style:style style:name="P308" style:parent-style-name="BSI_CorpoDeTexto" style:family="paragraph">
      <style:paragraph-properties fo:text-indent="0in"/>
    </style:style>
    <style:style style:name="T309" style:parent-style-name="DefaultParagraphFont" style:family="text">
      <style:text-properties fo:font-weight="bold" style:font-weight-asian="bold" style:font-weight-complex="bold" fo:background-color="#FFFF00"/>
    </style:style>
    <style:style style:name="P310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11" style:parent-style-name="BSI_CorpoDeTexto" style:family="paragraph">
      <style:paragraph-properties fo:text-indent="0in"/>
    </style:style>
    <style:style style:name="T312" style:parent-style-name="DefaultParagraphFont" style:family="text">
      <style:text-properties fo:font-weight="bold" style:font-weight-asian="bold" style:font-weight-complex="bold"/>
    </style:style>
    <style:style style:name="P313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14" style:parent-style-name="BSI_CorpoDeTexto" style:family="paragraph">
      <style:paragraph-properties fo:text-indent="0in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P316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17" style:parent-style-name="BSI_CorpoDeTexto" style:family="paragraph">
      <style:paragraph-properties fo:text-indent="0in"/>
    </style:style>
    <style:style style:name="P318" style:parent-style-name="BSI_CorpoDeTexto" style:family="paragraph"/>
    <style:style style:name="T319" style:parent-style-name="DefaultParagraphFont" style:family="text">
      <style:text-properties fo:font-style="italic" style:font-style-asian="italic"/>
    </style:style>
    <style:style style:name="T320" style:parent-style-name="DefaultParagraphFont" style:family="text">
      <style:text-properties fo:font-style="italic" style:font-style-asian="italic" style:font-style-complex="italic"/>
    </style:style>
    <style:style style:name="P321" style:parent-style-name="BSI_CorpoDeTexto" style:family="paragraph">
      <style:paragraph-properties fo:text-indent="0in"/>
    </style:style>
    <style:style style:name="T322" style:parent-style-name="DefaultParagraphFont" style:family="text">
      <style:text-properties fo:font-weight="bold" style:font-weight-asian="bold" style:font-weight-complex="bold" fo:background-color="#FFFF00"/>
    </style:style>
    <style:style style:name="P323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24" style:parent-style-name="BSI_CorpoDeTexto" style:family="paragraph">
      <style:paragraph-properties fo:text-indent="0in"/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P326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27" style:parent-style-name="BSI_CorpoDeTexto" style:family="paragraph">
      <style:paragraph-properties fo:text-indent="0in"/>
    </style:style>
    <style:style style:name="T328" style:parent-style-name="DefaultParagraphFont" style:family="text">
      <style:text-properties fo:font-weight="bold" style:font-weight-asian="bold" style:font-weight-complex="bold"/>
    </style:style>
    <style:style style:name="P32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30" style:parent-style-name="BSI_CorpoDeTexto" style:family="paragraph">
      <style:paragraph-properties fo:text-indent="0in"/>
    </style:style>
    <style:style style:name="T331" style:parent-style-name="DefaultParagraphFont" style:family="text">
      <style:text-properties fo:font-style="italic" style:font-style-asian="italic" style:font-style-complex="italic"/>
    </style:style>
    <style:style style:name="P332" style:parent-style-name="BSI_CorpoDeTexto" style:family="paragraph"/>
    <style:style style:name="T333" style:parent-style-name="DefaultParagraphFont" style:family="text">
      <style:text-properties style:font-style-complex="italic"/>
    </style:style>
    <style:style style:name="T334" style:parent-style-name="DefaultParagraphFont" style:family="text">
      <style:text-properties fo:font-style="italic" style:font-style-asian="italic"/>
    </style:style>
    <style:style style:name="T335" style:parent-style-name="DefaultParagraphFont" style:family="text">
      <style:text-properties fo:font-style="italic" style:font-style-asian="italic" style:font-style-complex="italic"/>
    </style:style>
    <style:style style:name="P336" style:parent-style-name="BSI_CorpoDeTexto" style:family="paragraph">
      <style:paragraph-properties fo:text-indent="0in"/>
    </style:style>
    <style:style style:name="T337" style:parent-style-name="DefaultParagraphFont" style:family="text">
      <style:text-properties fo:font-weight="bold" style:font-weight-asian="bold" style:font-weight-complex="bold" fo:background-color="#FFFF00"/>
    </style:style>
    <style:style style:name="P338" style:parent-style-name="BSI_CorpoDeTexto" style:family="paragraph">
      <style:paragraph-properties fo:text-indent="0in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1" style:parent-style-name="DefaultParagraphFont" style:family="text">
      <style:text-properties fo:font-weight="bold" style:font-weight-asian="bold" style:font-weight-complex="bold"/>
    </style:style>
    <style:style style:name="P342" style:parent-style-name="BSI_CorpoDeTexto" style:family="paragraph">
      <style:paragraph-properties fo:text-indent="0in"/>
    </style:style>
    <style:style style:name="T343" style:parent-style-name="DefaultParagraphFont" style:family="text">
      <style:text-properties fo:font-weight="bold" style:font-weight-asian="bold" style:font-weight-complex="bold"/>
    </style:style>
    <style:style style:name="T344" style:parent-style-name="DefaultParagraphFont" style:family="text">
      <style:text-properties fo:font-style="italic" style:font-style-asian="italic" style:font-style-complex="italic"/>
    </style:style>
    <style:style style:name="P345" style:parent-style-name="BSI_CorpoDeTexto" style:family="paragraph">
      <style:paragraph-properties fo:text-indent="0in"/>
    </style:style>
    <style:style style:name="T346" style:parent-style-name="DefaultParagraphFont" style:family="text">
      <style:text-properties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 style:font-style-complex="italic"/>
    </style:style>
    <style:style style:name="P348" style:parent-style-name="BSI_CorpoDeTexto" style:family="paragraph">
      <style:paragraph-properties fo:text-indent="0in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fo:font-style="italic" style:font-style-asian="italic"/>
    </style:style>
    <style:style style:name="T351" style:parent-style-name="DefaultParagraphFont" style:family="text">
      <style:text-properties fo:font-style="italic" style:font-style-asian="italic"/>
    </style:style>
    <style:style style:name="P35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53" style:parent-style-name="BSI_CorpoDeTexto" style:family="paragraph">
      <style:paragraph-properties fo:text-indent="0in"/>
    </style:style>
    <style:style style:name="P354" style:parent-style-name="BSI_CorpoDeTexto" style:family="paragraph"/>
    <style:style style:name="T355" style:parent-style-name="DefaultParagraphFont" style:family="text">
      <style:text-properties fo:font-style="italic" style:font-style-asian="italic"/>
    </style:style>
    <style:style style:name="T356" style:parent-style-name="DefaultParagraphFont" style:family="text">
      <style:text-properties fo:font-style="italic" style:font-style-asian="italic" style:font-style-complex="italic"/>
    </style:style>
    <style:style style:name="P357" style:parent-style-name="BSI_CorpoDeTexto" style:family="paragraph">
      <style:paragraph-properties fo:text-indent="0in"/>
    </style:style>
    <style:style style:name="T358" style:parent-style-name="DefaultParagraphFont" style:family="text">
      <style:text-properties fo:font-weight="bold" style:font-weight-asian="bold" style:font-weight-complex="bold" fo:background-color="#FFFF00"/>
    </style:style>
    <style:style style:name="P35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60" style:parent-style-name="BSI_CorpoDeTexto" style:family="paragraph">
      <style:paragraph-properties fo:text-indent="0in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63" style:parent-style-name="BSI_CorpoDeTexto" style:family="paragraph">
      <style:paragraph-properties fo:text-indent="0in"/>
    </style:style>
    <style:style style:name="T364" style:parent-style-name="DefaultParagraphFont" style:family="text">
      <style:text-properties fo:font-weight="bold" style:font-weight-asian="bold" style:font-weight-complex="bold"/>
    </style:style>
    <style:style style:name="T365" style:parent-style-name="DefaultParagraphFont" style:family="text">
      <style:text-properties fo:font-style="italic" style:font-style-asian="italic" style:font-style-complex="italic"/>
    </style:style>
    <style:style style:name="P366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67" style:parent-style-name="BSI_CorpoDeTexto" style:family="paragraph">
      <style:paragraph-properties fo:text-indent="0in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P369" style:parent-style-name="BSI_CorpoDeTexto" style:family="paragraph">
      <style:paragraph-properties fo:text-indent="0in"/>
      <style:text-properties fo:font-weight="bold" style:font-weight-asian="bold" style:font-weight-complex="bold" fo:background-color="#FFFF00"/>
    </style:style>
    <style:style style:name="P370" style:parent-style-name="BSI_CorpoDeTexto" style:family="paragraph">
      <style:paragraph-properties fo:text-indent="0in"/>
      <style:text-properties fo:background-color="#FFFF00"/>
    </style:style>
    <style:style style:name="P371" style:parent-style-name="BSI_CorpoDeTexto" style:family="paragraph"/>
    <style:style style:name="T372" style:parent-style-name="DefaultParagraphFont" style:family="text">
      <style:text-properties fo:background-color="#FFFF00"/>
    </style:style>
    <style:style style:name="T373" style:parent-style-name="DefaultParagraphFont" style:family="text">
      <style:text-properties fo:font-style="italic" style:font-style-asian="italic" fo:background-color="#FFFF00"/>
    </style:style>
    <style:style style:name="T374" style:parent-style-name="DefaultParagraphFont" style:family="text">
      <style:text-properties fo:font-style="italic" style:font-style-asian="italic" style:font-style-complex="italic" fo:background-color="#FFFF00"/>
    </style:style>
    <style:style style:name="T375" style:parent-style-name="DefaultParagraphFont" style:family="text">
      <style:text-properties fo:background-color="#FFFF00"/>
    </style:style>
    <style:style style:name="P376" style:parent-style-name="BSI_CorpoDeTexto" style:family="paragraph">
      <style:paragraph-properties fo:text-indent="0in"/>
    </style:style>
    <style:style style:name="T377" style:parent-style-name="DefaultParagraphFont" style:family="text">
      <style:text-properties fo:font-weight="bold" style:font-weight-asian="bold" style:font-weight-complex="bold" fo:background-color="#FFFF00"/>
    </style:style>
    <style:style style:name="P378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79" style:parent-style-name="BSI_CorpoDeTexto" style:family="paragraph">
      <style:paragraph-properties fo:text-indent="0in"/>
    </style:style>
    <style:style style:name="T380" style:parent-style-name="DefaultParagraphFont" style:family="text">
      <style:text-properties fo:font-weight="bold" style:font-weight-asian="bold" style:font-weight-complex="bold"/>
    </style:style>
    <style:style style:name="P381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82" style:parent-style-name="BSI_CorpoDeTexto" style:family="paragraph">
      <style:paragraph-properties fo:text-indent="0in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P384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85" style:parent-style-name="BSI_CorpoDeTexto" style:family="paragraph">
      <style:paragraph-properties fo:text-indent="0in"/>
    </style:style>
    <style:style style:name="P386" style:parent-style-name="BSI_CorpoDeTexto" style:family="paragraph"/>
    <style:style style:name="T387" style:parent-style-name="DefaultParagraphFont" style:family="text">
      <style:text-properties fo:font-style="italic" style:font-style-asian="italic" style:font-style-complex="italic"/>
    </style:style>
    <style:style style:name="T388" style:parent-style-name="DefaultParagraphFont" style:family="text">
      <style:text-properties fo:background-color="#FFFF00"/>
    </style:style>
    <style:style style:name="P389" style:parent-style-name="BSI_CorpoDeTexto" style:family="paragraph">
      <style:paragraph-properties fo:text-indent="0in"/>
    </style:style>
    <style:style style:name="T390" style:parent-style-name="DefaultParagraphFont" style:family="text">
      <style:text-properties fo:font-weight="bold" style:font-weight-asian="bold" style:font-weight-complex="bold" fo:background-color="#FFFF00"/>
    </style:style>
    <style:style style:name="P391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392" style:parent-style-name="BSI_CorpoDeTexto" style:family="paragraph">
      <style:paragraph-properties fo:text-indent="0in"/>
    </style:style>
    <style:style style:name="T393" style:parent-style-name="DefaultParagraphFont" style:family="text">
      <style:text-properties fo:font-weight="bold" style:font-weight-asian="bold" style:font-weight-complex="bold"/>
    </style:style>
    <style:style style:name="P394" style:parent-style-name="BSI_CorpoDeTexto" style:family="paragraph">
      <style:paragraph-properties fo:text-indent="0in"/>
    </style:style>
    <style:style style:name="T395" style:parent-style-name="DefaultParagraphFont" style:family="text">
      <style:text-properties fo:font-weight="bold" style:font-weight-asian="bold" style:font-weight-complex="bold"/>
    </style:style>
    <style:style style:name="T39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97" style:parent-style-name="BSI_CorpoDeTexto" style:family="paragraph">
      <style:paragraph-properties fo:text-indent="0in"/>
    </style:style>
    <style:style style:name="T398" style:parent-style-name="DefaultParagraphFont" style:family="text">
      <style:text-properties fo:font-style="italic" style:font-style-asian="italic" style:font-style-complex="italic"/>
    </style:style>
    <style:style style:name="T399" style:parent-style-name="DefaultParagraphFont" style:family="text">
      <style:text-properties fo:font-style="italic" style:font-style-asian="italic" style:font-style-complex="italic"/>
    </style:style>
    <style:style style:name="T400" style:parent-style-name="DefaultParagraphFont" style:family="text">
      <style:text-properties fo:font-style="italic" style:font-style-asian="italic" style:font-style-complex="italic"/>
    </style:style>
    <style:style style:name="P401" style:parent-style-name="BSI_CorpoDeTexto" style:family="paragraph"/>
    <style:style style:name="P402" style:parent-style-name="BSI_CorpoDeTexto" style:family="paragraph">
      <style:paragraph-properties fo:text-indent="0in"/>
    </style:style>
    <style:style style:name="T403" style:parent-style-name="DefaultParagraphFont" style:family="text">
      <style:text-properties fo:font-weight="bold" style:font-weight-asian="bold" style:font-weight-complex="bold" fo:background-color="#FFFF00"/>
    </style:style>
    <style:style style:name="P404" style:parent-style-name="BSI_CorpoDeTexto" style:family="paragraph">
      <style:paragraph-properties fo:text-indent="0in"/>
    </style:style>
    <style:style style:name="T405" style:parent-style-name="DefaultParagraphFont" style:family="text">
      <style:text-properties fo:font-weight="bold" style:font-weight-asian="bold" style:font-weight-complex="bold"/>
    </style:style>
    <style:style style:name="T40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07" style:parent-style-name="DefaultParagraphFont" style:family="text">
      <style:text-properties fo:font-weight="bold" style:font-weight-asian="bold" style:font-weight-complex="bold"/>
    </style:style>
    <style:style style:name="P408" style:parent-style-name="BSI_CorpoDeTexto" style:family="paragraph">
      <style:paragraph-properties fo:text-indent="0in"/>
    </style:style>
    <style:style style:name="T409" style:parent-style-name="DefaultParagraphFont" style:family="text">
      <style:text-properties fo:font-weight="bold" style:font-weight-asian="bold" style:font-weight-complex="bold"/>
    </style:style>
    <style:style style:name="T410" style:parent-style-name="DefaultParagraphFont" style:family="text">
      <style:text-properties fo:font-style="italic" style:font-style-asian="italic" style:font-style-complex="italic"/>
    </style:style>
    <style:style style:name="P411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12" style:parent-style-name="BSI_CorpoDeTexto" style:family="paragraph">
      <style:paragraph-properties fo:text-indent="0in"/>
    </style:style>
    <style:style style:name="T413" style:parent-style-name="DefaultParagraphFont" style:family="text">
      <style:text-properties fo:font-style="italic" style:font-style-asian="italic" style:font-style-complex="italic"/>
    </style:style>
    <style:style style:name="P414" style:parent-style-name="BSI_CorpoDeTexto" style:family="paragraph"/>
    <style:style style:name="T415" style:parent-style-name="DefaultParagraphFont" style:family="text">
      <style:text-properties fo:font-style="italic" style:font-style-asian="italic"/>
    </style:style>
    <style:style style:name="T416" style:parent-style-name="DefaultParagraphFont" style:family="text">
      <style:text-properties fo:font-style="italic" style:font-style-asian="italic"/>
    </style:style>
    <style:style style:name="T417" style:parent-style-name="DefaultParagraphFont" style:family="text">
      <style:text-properties fo:font-style="italic" style:font-style-asian="italic" style:font-style-complex="italic"/>
    </style:style>
    <style:style style:name="P418" style:parent-style-name="BSI_CorpoDeTexto" style:family="paragraph">
      <style:paragraph-properties fo:text-indent="0in"/>
    </style:style>
    <style:style style:name="T419" style:parent-style-name="DefaultParagraphFont" style:family="text">
      <style:text-properties fo:font-weight="bold" style:font-weight-asian="bold" style:font-weight-complex="bold" fo:background-color="#FFFF00"/>
    </style:style>
    <style:style style:name="P420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21" style:parent-style-name="BSI_CorpoDeTexto" style:family="paragraph">
      <style:paragraph-properties fo:text-indent="0in"/>
    </style:style>
    <style:style style:name="T422" style:parent-style-name="DefaultParagraphFont" style:family="text">
      <style:text-properties fo:font-weight="bold" style:font-weight-asian="bold" style:font-weight-complex="bold"/>
    </style:style>
    <style:style style:name="P423" style:parent-style-name="BSI_CorpoDeTexto" style:family="paragraph">
      <style:paragraph-properties fo:text-indent="0in"/>
    </style:style>
    <style:style style:name="T424" style:parent-style-name="DefaultParagraphFont" style:family="text">
      <style:text-properties fo:font-weight="bold" style:font-weight-asian="bold" style:font-weight-complex="bold"/>
    </style:style>
    <style:style style:name="T425" style:parent-style-name="DefaultParagraphFont" style:family="text">
      <style:text-properties fo:font-weight="bold" style:font-weight-asian="bold" style:font-weight-complex="bold"/>
    </style:style>
    <style:style style:name="T42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27" style:parent-style-name="BSI_CorpoDeTexto" style:family="paragraph">
      <style:paragraph-properties fo:text-indent="0in"/>
    </style:style>
    <style:style style:name="T428" style:parent-style-name="DefaultParagraphFont" style:family="text">
      <style:text-properties fo:font-weight="bold" style:font-weight-asian="bold" style:font-weight-complex="bold"/>
    </style:style>
    <style:style style:name="T429" style:parent-style-name="DefaultParagraphFont" style:family="text">
      <style:text-properties fo:font-style="italic" style:font-style-asian="italic" style:font-style-complex="italic"/>
    </style:style>
    <style:style style:name="T430" style:parent-style-name="DefaultParagraphFont" style:family="text">
      <style:text-properties fo:font-style="italic" style:font-style-asian="italic" style:font-style-complex="italic"/>
    </style:style>
    <style:style style:name="P431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32" style:parent-style-name="BSI_CorpoDeTexto" style:family="paragraph">
      <style:paragraph-properties fo:text-indent="0in"/>
    </style:style>
    <style:style style:name="P433" style:parent-style-name="BSI_CorpoDeTexto" style:family="paragraph"/>
    <style:style style:name="P434" style:parent-style-name="BSI_CorpoDeTexto" style:family="paragraph">
      <style:paragraph-properties fo:text-indent="0in"/>
    </style:style>
    <style:style style:name="T435" style:parent-style-name="DefaultParagraphFont" style:family="text">
      <style:text-properties fo:font-weight="bold" style:font-weight-asian="bold" style:font-weight-complex="bold" fo:background-color="#FFFF00"/>
    </style:style>
    <style:style style:name="T436" style:parent-style-name="DefaultParagraphFont" style:family="text">
      <style:text-properties fo:font-weight="bold" style:font-weight-asian="bold" style:font-weight-complex="bold" fo:background-color="#FFFF00"/>
    </style:style>
    <style:style style:name="P437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38" style:parent-style-name="BSI_CorpoDeTexto" style:family="paragraph">
      <style:paragraph-properties fo:text-indent="0in"/>
    </style:style>
    <style:style style:name="T439" style:parent-style-name="DefaultParagraphFont" style:family="text">
      <style:text-properties fo:font-weight="bold" style:font-weight-asian="bold" style:font-weight-complex="bold" fo:background-color="#FFFF00"/>
    </style:style>
    <style:style style:name="T440" style:parent-style-name="DefaultParagraphFont" style:family="text">
      <style:text-properties fo:background-color="#FFFF00"/>
    </style:style>
    <style:style style:name="T441" style:parent-style-name="DefaultParagraphFont" style:family="text">
      <style:text-properties fo:background-color="#FFFF00"/>
    </style:style>
    <style:style style:name="P44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43" style:parent-style-name="BSI_CorpoDeTexto" style:family="paragraph">
      <style:paragraph-properties fo:text-indent="0in"/>
    </style:style>
    <style:style style:name="T444" style:parent-style-name="DefaultParagraphFont" style:family="text">
      <style:text-properties fo:font-weight="bold" style:font-weight-asian="bold" style:font-weight-complex="bold"/>
    </style:style>
    <style:style style:name="P44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46" style:parent-style-name="BSI_CorpoDeTexto" style:family="paragraph">
      <style:paragraph-properties fo:text-indent="0in"/>
    </style:style>
    <style:style style:name="T447" style:parent-style-name="DefaultParagraphFont" style:family="text">
      <style:text-properties fo:font-weight="bold" style:font-weight-asian="bold" style:font-weight-complex="bold"/>
    </style:style>
    <style:style style:name="P448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49" style:parent-style-name="BSI_CorpoDeTexto" style:family="paragraph">
      <style:paragraph-properties fo:text-indent="0in"/>
    </style:style>
    <style:style style:name="P450" style:parent-style-name="BSI_CorpoDeTexto" style:family="paragraph"/>
    <style:style style:name="T451" style:parent-style-name="DefaultParagraphFont" style:family="text">
      <style:text-properties fo:font-style="italic" style:font-style-asian="italic"/>
    </style:style>
    <style:style style:name="T452" style:parent-style-name="DefaultParagraphFont" style:family="text">
      <style:text-properties fo:font-style="italic" style:font-style-asian="italic" style:font-style-complex="italic"/>
    </style:style>
    <style:style style:name="T453" style:parent-style-name="DefaultParagraphFont" style:family="text">
      <style:text-properties fo:font-style="italic" style:font-style-asian="italic"/>
    </style:style>
    <style:style style:name="T454" style:parent-style-name="DefaultParagraphFont" style:family="text">
      <style:text-properties fo:font-style="italic" style:font-style-asian="italic" style:font-style-complex="italic"/>
    </style:style>
    <style:style style:name="P455" style:parent-style-name="BSI_CorpoDeTexto" style:family="paragraph">
      <style:paragraph-properties fo:text-indent="0in"/>
    </style:style>
    <style:style style:name="T456" style:parent-style-name="DefaultParagraphFont" style:family="text">
      <style:text-properties fo:font-weight="bold" style:font-weight-asian="bold" style:font-weight-complex="bold" fo:background-color="#FFFF00"/>
    </style:style>
    <style:style style:name="P457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58" style:parent-style-name="BSI_CorpoDeTexto" style:family="paragraph">
      <style:paragraph-properties fo:text-indent="0in"/>
    </style:style>
    <style:style style:name="T459" style:parent-style-name="DefaultParagraphFont" style:family="text">
      <style:text-properties fo:font-weight="bold" style:font-weight-asian="bold" style:font-weight-complex="bold"/>
    </style:style>
    <style:style style:name="P460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61" style:parent-style-name="BSI_CorpoDeTexto" style:family="paragraph">
      <style:paragraph-properties fo:text-indent="0in"/>
    </style:style>
    <style:style style:name="T462" style:parent-style-name="DefaultParagraphFont" style:family="text">
      <style:text-properties fo:font-weight="bold" style:font-weight-asian="bold" style:font-weight-complex="bold"/>
    </style:style>
    <style:style style:name="T463" style:parent-style-name="DefaultParagraphFont" style:family="text">
      <style:text-properties fo:font-style="italic" style:font-style-asian="italic" style:font-style-complex="italic"/>
    </style:style>
    <style:style style:name="T464" style:parent-style-name="DefaultParagraphFont" style:family="text">
      <style:text-properties fo:font-style="italic" style:font-style-asian="italic" style:font-style-complex="italic"/>
    </style:style>
    <style:style style:name="P46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66" style:parent-style-name="BSI_CorpoDeTexto" style:family="paragraph">
      <style:paragraph-properties fo:text-indent="0in"/>
    </style:style>
    <style:style style:name="T467" style:parent-style-name="DefaultParagraphFont" style:family="text">
      <style:text-properties fo:font-weight="bold" style:font-weight-asian="bold" style:font-weight-complex="bold"/>
    </style:style>
    <style:style style:name="P468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69" style:parent-style-name="BSI_CorpoDeTexto" style:family="paragraph">
      <style:paragraph-properties fo:text-indent="0in"/>
    </style:style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BSI_CorpoDeTexto" style:family="paragraph">
      <style:paragraph-properties fo:text-indent="0in"/>
    </style:style>
    <style:style style:name="T472" style:parent-style-name="DefaultParagraphFont" style:family="text">
      <style:text-properties fo:font-weight="bold" style:font-weight-asian="bold" style:font-weight-complex="bold"/>
    </style:style>
    <style:style style:name="T47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74" style:parent-style-name="BSI_CorpoDeTexto" style:family="paragraph">
      <style:paragraph-properties fo:text-indent="0in"/>
    </style:style>
    <style:style style:name="T475" style:parent-style-name="DefaultParagraphFont" style:family="text">
      <style:text-properties fo:font-weight="bold" style:font-weight-asian="bold" style:font-weight-complex="bold"/>
    </style:style>
    <style:style style:name="T476" style:parent-style-name="DefaultParagraphFont" style:family="text">
      <style:text-properties fo:font-style="italic" style:font-style-asian="italic" style:font-style-complex="italic"/>
    </style:style>
    <style:style style:name="T477" style:parent-style-name="DefaultParagraphFont" style:family="text">
      <style:text-properties fo:background-color="#FFFF00"/>
    </style:style>
    <style:style style:name="T478" style:parent-style-name="DefaultParagraphFont" style:family="text">
      <style:text-properties fo:font-style="italic" style:font-style-asian="italic" style:font-style-complex="italic"/>
    </style:style>
    <style:style style:name="P47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80" style:parent-style-name="BSI_CorpoDeTexto" style:family="paragraph">
      <style:paragraph-properties fo:text-indent="0in"/>
    </style:style>
    <style:style style:name="T481" style:parent-style-name="DefaultParagraphFont" style:family="text">
      <style:text-properties fo:font-weight="bold" style:font-weight-asian="bold" style:font-weight-complex="bold"/>
    </style:style>
    <style:style style:name="P48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83" style:parent-style-name="BSI_CorpoDeTexto" style:family="paragraph">
      <style:paragraph-properties fo:text-indent="0in"/>
    </style:style>
    <style:style style:name="P484" style:parent-style-name="BSI_CorpoDeTexto" style:family="paragraph"/>
    <style:style style:name="T485" style:parent-style-name="DefaultParagraphFont" style:family="text">
      <style:text-properties fo:font-style="italic" style:font-style-asian="italic"/>
    </style:style>
    <style:style style:name="T486" style:parent-style-name="DefaultParagraphFont" style:family="text">
      <style:text-properties fo:font-style="italic" style:font-style-asian="italic" style:font-style-complex="italic"/>
    </style:style>
    <style:style style:name="T487" style:parent-style-name="DefaultParagraphFont" style:family="text">
      <style:text-properties fo:font-style="italic" style:font-style-asian="italic" style:font-style-complex="italic"/>
    </style:style>
    <style:style style:name="P488" style:parent-style-name="BSI_CorpoDeTexto" style:family="paragraph">
      <style:paragraph-properties fo:text-indent="0in"/>
    </style:style>
    <style:style style:name="T489" style:parent-style-name="DefaultParagraphFont" style:family="text">
      <style:text-properties fo:font-weight="bold" style:font-weight-asian="bold" style:font-weight-complex="bold" fo:background-color="#FFFF00"/>
    </style:style>
    <style:style style:name="P490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91" style:parent-style-name="BSI_CorpoDeTexto" style:family="paragraph">
      <style:paragraph-properties fo:text-indent="0in"/>
    </style:style>
    <style:style style:name="T492" style:parent-style-name="DefaultParagraphFont" style:family="text">
      <style:text-properties fo:font-weight="bold" style:font-weight-asian="bold" style:font-weight-complex="bold"/>
    </style:style>
    <style:style style:name="P493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94" style:parent-style-name="BSI_CorpoDeTexto" style:family="paragraph">
      <style:paragraph-properties fo:text-indent="0in"/>
    </style:style>
    <style:style style:name="T495" style:parent-style-name="DefaultParagraphFont" style:family="text">
      <style:text-properties fo:font-weight="bold" style:font-weight-asian="bold" style:font-weight-complex="bold"/>
    </style:style>
    <style:style style:name="P496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497" style:parent-style-name="BSI_CorpoDeTexto" style:family="paragraph">
      <style:paragraph-properties fo:text-indent="0in"/>
    </style:style>
    <style:style style:name="T498" style:parent-style-name="DefaultParagraphFont" style:family="text">
      <style:text-properties fo:font-weight="bold" style:font-weight-asian="bold" style:font-weight-complex="bold"/>
    </style:style>
    <style:style style:name="P499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00" style:parent-style-name="BSI_CorpoDeTexto" style:family="paragraph">
      <style:paragraph-properties fo:text-indent="0in"/>
    </style:style>
    <style:style style:name="T501" style:parent-style-name="DefaultParagraphFont" style:family="text">
      <style:text-properties fo:font-weight="bold" style:font-weight-asian="bold" style:font-weight-complex="bold"/>
    </style:style>
    <style:style style:name="P502" style:parent-style-name="BSI_CorpoDeTexto" style:family="paragraph">
      <style:paragraph-properties fo:text-indent="0in"/>
    </style:style>
    <style:style style:name="T503" style:parent-style-name="DefaultParagraphFont" style:family="text">
      <style:text-properties fo:font-weight="bold" style:font-weight-asian="bold" style:font-weight-complex="bold"/>
    </style:style>
    <style:style style:name="T50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05" style:parent-style-name="BSI_CorpoDeTexto" style:family="paragraph">
      <style:paragraph-properties fo:text-indent="0in"/>
    </style:style>
    <style:style style:name="T506" style:parent-style-name="DefaultParagraphFont" style:family="text">
      <style:text-properties fo:font-weight="bold" style:font-weight-asian="bold" style:font-weight-complex="bold"/>
    </style:style>
    <style:style style:name="T507" style:parent-style-name="DefaultParagraphFont" style:family="text">
      <style:text-properties fo:font-style="italic" style:font-style-asian="italic" style:font-style-complex="italic"/>
    </style:style>
    <style:style style:name="T508" style:parent-style-name="DefaultParagraphFont" style:family="text">
      <style:text-properties fo:background-color="#FFFF00"/>
    </style:style>
    <style:style style:name="T509" style:parent-style-name="DefaultParagraphFont" style:family="text">
      <style:text-properties fo:font-style="italic" style:font-style-asian="italic" style:font-style-complex="italic"/>
    </style:style>
    <style:style style:name="P510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11" style:parent-style-name="BSI_CorpoDeTexto" style:family="paragraph">
      <style:paragraph-properties fo:text-indent="0in"/>
    </style:style>
    <style:style style:name="P512" style:parent-style-name="BSI_CorpoDeTexto" style:family="paragraph"/>
    <style:style style:name="P513" style:parent-style-name="BSI_CorpoDeTexto" style:family="paragraph">
      <style:paragraph-properties fo:text-indent="0in"/>
    </style:style>
    <style:style style:name="T514" style:parent-style-name="DefaultParagraphFont" style:family="text">
      <style:text-properties fo:font-weight="bold" style:font-weight-asian="bold" style:font-weight-complex="bold" fo:background-color="#FFFF00"/>
    </style:style>
    <style:style style:name="P515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16" style:parent-style-name="BSI_CorpoDeTexto" style:family="paragraph">
      <style:paragraph-properties fo:text-indent="0in"/>
    </style:style>
    <style:style style:name="T517" style:parent-style-name="DefaultParagraphFont" style:family="text">
      <style:text-properties fo:font-weight="bold" style:font-weight-asian="bold" style:font-weight-complex="bold" fo:background-color="#FFFF00"/>
    </style:style>
    <style:style style:name="T518" style:parent-style-name="DefaultParagraphFont" style:family="text">
      <style:text-properties fo:background-color="#FFFF00"/>
    </style:style>
    <style:style style:name="T519" style:parent-style-name="DefaultParagraphFont" style:family="text">
      <style:text-properties fo:background-color="#FFFF00"/>
    </style:style>
    <style:style style:name="T520" style:parent-style-name="DefaultParagraphFont" style:family="text">
      <style:text-properties fo:background-color="#FFFF00"/>
    </style:style>
    <style:style style:name="P521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22" style:parent-style-name="BSI_CorpoDeTexto" style:family="paragraph">
      <style:paragraph-properties fo:text-indent="0in"/>
    </style:style>
    <style:style style:name="T523" style:parent-style-name="DefaultParagraphFont" style:family="text">
      <style:text-properties fo:font-weight="bold" style:font-weight-asian="bold" style:font-weight-complex="bold"/>
    </style:style>
    <style:style style:name="P524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25" style:parent-style-name="BSI_CorpoDeTexto" style:family="paragraph">
      <style:paragraph-properties fo:text-indent="0in"/>
    </style:style>
    <style:style style:name="T526" style:parent-style-name="DefaultParagraphFont" style:family="text">
      <style:text-properties fo:font-weight="bold" style:font-weight-asian="bold" style:font-weight-complex="bold"/>
    </style:style>
    <style:style style:name="P527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28" style:parent-style-name="BSI_CorpoDeTexto" style:family="paragraph">
      <style:paragraph-properties fo:text-indent="0in"/>
    </style:style>
    <style:style style:name="P529" style:parent-style-name="BSI_CorpoDeTexto" style:family="paragraph"/>
    <style:style style:name="T530" style:parent-style-name="DefaultParagraphFont" style:family="text">
      <style:text-properties fo:font-style="italic" style:font-style-asian="italic"/>
    </style:style>
    <style:style style:name="T531" style:parent-style-name="DefaultParagraphFont" style:family="text">
      <style:text-properties fo:font-style="italic" style:font-style-asian="italic" style:font-style-complex="italic"/>
    </style:style>
    <style:style style:name="P532" style:parent-style-name="BSI_CorpoDeTexto" style:family="paragraph">
      <style:paragraph-properties fo:text-indent="0in"/>
    </style:style>
    <style:style style:name="T533" style:parent-style-name="DefaultParagraphFont" style:family="text">
      <style:text-properties fo:font-weight="bold" style:font-weight-asian="bold" style:font-weight-complex="bold" fo:background-color="#FFFF00"/>
    </style:style>
    <style:style style:name="P534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35" style:parent-style-name="BSI_CorpoDeTexto" style:family="paragraph">
      <style:paragraph-properties fo:text-indent="0in"/>
    </style:style>
    <style:style style:name="T536" style:parent-style-name="DefaultParagraphFont" style:family="text">
      <style:text-properties fo:font-weight="bold" style:font-weight-asian="bold" style:font-weight-complex="bold"/>
    </style:style>
    <style:style style:name="T537" style:parent-style-name="DefaultParagraphFont" style:family="text">
      <style:text-properties fo:font-style="italic" style:font-style-asian="italic" style:font-style-complex="italic"/>
    </style:style>
    <style:style style:name="P538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39" style:parent-style-name="BSI_CorpoDeTexto" style:family="paragraph">
      <style:paragraph-properties fo:text-indent="0in"/>
    </style:style>
    <style:style style:name="P540" style:parent-style-name="BSI_CorpoDeTexto" style:family="paragraph">
      <style:paragraph-properties fo:text-indent="0in"/>
      <style:text-properties fo:font-weight="bold" style:font-weight-asian="bold" style:font-weight-complex="bold" fo:background-color="#FFFF00"/>
    </style:style>
    <style:style style:name="P541" style:parent-style-name="BSI_CorpoDeTexto" style:family="paragraph">
      <style:paragraph-properties fo:text-indent="0in"/>
      <style:text-properties fo:font-weight="bold" style:font-weight-asian="bold" style:font-weight-complex="bold" fo:background-color="#FFFF00"/>
    </style:style>
    <style:style style:name="P542" style:parent-style-name="BSI_CorpoDeTexto" style:family="paragraph">
      <style:paragraph-properties fo:text-indent="0in"/>
    </style:style>
    <style:style style:name="T543" style:parent-style-name="DefaultParagraphFont" style:family="text">
      <style:text-properties fo:font-style="italic" style:font-style-asian="italic"/>
    </style:style>
    <style:style style:name="P544" style:parent-style-name="BSI_CorpoDeTexto" style:family="paragraph">
      <style:paragraph-properties fo:text-indent="0in"/>
    </style:style>
    <style:style style:name="T545" style:parent-style-name="DefaultParagraphFont" style:family="text">
      <style:text-properties fo:background-color="#FFFF00"/>
    </style:style>
    <style:style style:name="T546" style:parent-style-name="DefaultParagraphFont" style:family="text">
      <style:text-properties fo:background-color="#FFFF00"/>
    </style:style>
    <style:style style:name="T547" style:parent-style-name="DefaultParagraphFont" style:family="text">
      <style:text-properties fo:font-style="italic" style:font-style-asian="italic"/>
    </style:style>
    <style:style style:name="P548" style:parent-style-name="BSI_CorpoDeTexto" style:family="paragraph">
      <style:paragraph-properties fo:text-indent="0in"/>
    </style:style>
    <style:style style:name="T549" style:parent-style-name="DefaultParagraphFont" style:family="text">
      <style:text-properties fo:font-weight="bold" style:font-weight-asian="bold" style:font-weight-complex="bold" fo:background-color="#FFFF00"/>
    </style:style>
    <style:style style:name="P550" style:parent-style-name="BSI_CorpoDeTexto" style:family="paragraph">
      <style:paragraph-properties fo:text-indent="0in"/>
    </style:style>
    <style:style style:name="T551" style:parent-style-name="DefaultParagraphFont" style:family="text">
      <style:text-properties fo:font-weight="bold" style:font-weight-asian="bold" style:font-weight-complex="bold"/>
    </style:style>
    <style:style style:name="T552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P553" style:parent-style-name="BSI_CorpoDeTexto" style:family="paragraph">
      <style:paragraph-properties fo:text-indent="0in"/>
    </style:style>
    <style:style style:name="T554" style:parent-style-name="DefaultParagraphFont" style:family="text">
      <style:text-properties fo:font-weight="bold" style:font-weight-asian="bold" style:font-weight-complex="bold"/>
    </style:style>
    <style:style style:name="T555" style:parent-style-name="DefaultParagraphFont" style:family="text">
      <style:text-properties fo:font-style="italic" style:font-style-asian="italic"/>
    </style:style>
    <style:style style:name="T556" style:parent-style-name="DefaultParagraphFont" style:family="text">
      <style:text-properties style:font-style-complex="italic"/>
    </style:style>
    <style:style style:name="T557" style:parent-style-name="DefaultParagraphFont" style:family="text">
      <style:text-properties fo:font-style="italic" style:font-style-asian="italic"/>
    </style:style>
    <style:style style:name="T558" style:parent-style-name="DefaultParagraphFont" style:family="text">
      <style:text-properties fo:font-style="italic" style:font-style-asian="italic"/>
    </style:style>
    <style:style style:name="P559" style:parent-style-name="BSI_CorpoDeTexto" style:family="paragraph">
      <style:paragraph-properties fo:text-indent="0in"/>
    </style:style>
    <style:style style:name="T560" style:parent-style-name="DefaultParagraphFont" style:family="text">
      <style:text-properties fo:font-weight="bold" style:font-weight-asian="bold" style:font-weight-complex="bold"/>
    </style:style>
    <style:style style:name="T56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62" style:parent-style-name="BSI_CorpoDeTexto" style:family="paragraph">
      <style:paragraph-properties fo:text-indent="0in"/>
    </style:style>
    <style:style style:name="T563" style:parent-style-name="DefaultParagraphFont" style:family="text">
      <style:text-properties fo:font-weight="bold" style:font-weight-asian="bold" style:font-weight-complex="bold"/>
    </style:style>
    <style:style style:name="T564" style:parent-style-name="DefaultParagraphFont" style:family="text">
      <style:text-properties fo:font-style="italic" style:font-style-asian="italic"/>
    </style:style>
    <style:style style:name="T565" style:parent-style-name="DefaultParagraphFont" style:family="text">
      <style:text-properties fo:font-style="italic" style:font-style-asian="italic"/>
    </style:style>
    <style:style style:name="T566" style:parent-style-name="DefaultParagraphFont" style:family="text">
      <style:text-properties fo:font-style="italic" style:font-style-asian="italic" style:font-style-complex="italic"/>
    </style:style>
    <style:style style:name="T567" style:parent-style-name="DefaultParagraphFont" style:family="text">
      <style:text-properties fo:font-style="italic" style:font-style-asian="italic"/>
    </style:style>
    <style:style style:name="T568" style:parent-style-name="DefaultParagraphFont" style:family="text">
      <style:text-properties fo:font-style="italic" style:font-style-asian="italic"/>
    </style:style>
    <style:style style:name="T569" style:parent-style-name="DefaultParagraphFont" style:family="text">
      <style:text-properties fo:font-style="italic" style:font-style-asian="italic"/>
    </style:style>
    <style:style style:name="P570" style:parent-style-name="BSI_CorpoDeTexto" style:family="paragraph">
      <style:paragraph-properties fo:text-indent="0in"/>
    </style:style>
    <style:style style:name="T571" style:parent-style-name="DefaultParagraphFont" style:family="text">
      <style:text-properties fo:font-weight="bold" style:font-weight-asian="bold" style:font-weight-complex="bold"/>
    </style:style>
    <style:style style:name="T572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P573" style:parent-style-name="BSI_CorpoDeTexto" style:family="paragraph">
      <style:paragraph-properties fo:text-indent="0in"/>
    </style:style>
    <style:style style:name="T574" style:parent-style-name="DefaultParagraphFont" style:family="text">
      <style:text-properties fo:font-weight="bold" style:font-weight-asian="bold" style:font-weight-complex="bold"/>
    </style:style>
    <style:style style:name="T575" style:parent-style-name="DefaultParagraphFont" style:family="text">
      <style:text-properties fo:font-style="italic" style:font-style-asian="italic"/>
    </style:style>
    <style:style style:name="P576" style:parent-style-name="BSI_CorpoDeTexto" style:family="paragraph">
      <style:paragraph-properties fo:text-indent="0in"/>
    </style:style>
    <style:style style:name="T577" style:parent-style-name="DefaultParagraphFont" style:family="text">
      <style:text-properties fo:font-weight="bold" style:font-weight-asian="bold" style:font-weight-complex="bold"/>
    </style:style>
    <style:style style:name="T578" style:parent-style-name="DefaultParagraphFont" style:family="text">
      <style:text-properties fo:font-weight="bold" style:font-weight-asian="bold" style:font-weight-complex="bold"/>
    </style:style>
    <style:style style:name="T579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P580" style:parent-style-name="BSI_CorpoDeTexto" style:family="paragraph">
      <style:paragraph-properties fo:text-indent="0in"/>
    </style:style>
    <style:style style:name="T581" style:parent-style-name="DefaultParagraphFont" style:family="text">
      <style:text-properties fo:font-weight="bold" style:font-weight-asian="bold" style:font-weight-complex="bold"/>
    </style:style>
    <style:style style:name="T582" style:parent-style-name="DefaultParagraphFont" style:family="text">
      <style:text-properties fo:font-style="italic" style:font-style-asian="italic"/>
    </style:style>
    <style:style style:name="T583" style:parent-style-name="DefaultParagraphFont" style:family="text">
      <style:text-properties fo:font-style="italic" style:font-style-asian="italic"/>
    </style:style>
    <style:style style:name="P584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85" style:parent-style-name="BSI_CorpoDeTexto" style:family="paragraph">
      <style:paragraph-properties fo:text-indent="0in"/>
    </style:style>
    <style:style style:name="P586" style:parent-style-name="BSI_CorpoDeTexto" style:family="paragraph">
      <style:paragraph-properties fo:text-indent="0in"/>
    </style:style>
    <style:style style:name="T587" style:parent-style-name="DefaultParagraphFont" style:family="text">
      <style:text-properties fo:font-weight="bold" style:font-weight-asian="bold" style:font-weight-complex="bold" fo:background-color="#FFFF00"/>
    </style:style>
    <style:style style:name="P588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89" style:parent-style-name="BSI_CorpoDeTexto" style:family="paragraph">
      <style:paragraph-properties fo:text-indent="0in"/>
    </style:style>
    <style:style style:name="T590" style:parent-style-name="DefaultParagraphFont" style:family="text">
      <style:text-properties fo:font-weight="bold" style:font-weight-asian="bold" style:font-weight-complex="bold"/>
    </style:style>
    <style:style style:name="T591" style:parent-style-name="DefaultParagraphFont" style:family="text">
      <style:text-properties fo:font-style="italic" style:font-style-asian="italic" style:font-style-complex="italic"/>
    </style:style>
    <style:style style:name="P59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593" style:parent-style-name="BSI_CorpoDeTexto" style:family="paragraph">
      <style:paragraph-properties fo:text-indent="0in"/>
    </style:style>
    <style:style style:name="P594" style:parent-style-name="BSI_CorpoDeTexto" style:family="paragraph"/>
    <style:style style:name="T595" style:parent-style-name="DefaultParagraphFont" style:family="text">
      <style:text-properties fo:font-style="italic" style:font-style-asian="italic" style:font-style-complex="italic"/>
    </style:style>
    <style:style style:name="T596" style:parent-style-name="DefaultParagraphFont" style:family="text">
      <style:text-properties fo:font-style="italic" style:font-style-asian="italic" style:font-style-complex="italic"/>
    </style:style>
    <style:style style:name="T597" style:parent-style-name="DefaultParagraphFont" style:family="text">
      <style:text-properties fo:font-style="italic" style:font-style-asian="italic" style:font-style-complex="italic"/>
    </style:style>
    <style:style style:name="T598" style:parent-style-name="DefaultParagraphFont" style:family="text">
      <style:text-properties fo:background-color="#FFFF00"/>
    </style:style>
    <style:style style:name="T599" style:parent-style-name="DefaultParagraphFont" style:family="text">
      <style:text-properties fo:font-style="italic" style:font-style-asian="italic" style:font-style-complex="italic"/>
    </style:style>
    <style:style style:name="P600" style:parent-style-name="BSI_CorpoDeTexto" style:family="paragraph">
      <style:paragraph-properties fo:text-indent="0in"/>
    </style:style>
    <style:style style:name="T601" style:parent-style-name="DefaultParagraphFont" style:family="text">
      <style:text-properties fo:font-weight="bold" style:font-weight-asian="bold" style:font-weight-complex="bold" fo:background-color="#FFFF00"/>
    </style:style>
    <style:style style:name="P60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603" style:parent-style-name="BSI_CorpoDeTexto" style:family="paragraph">
      <style:paragraph-properties fo:text-indent="0in"/>
    </style:style>
    <style:style style:name="P604" style:parent-style-name="BSI_CorpoDeTexto" style:family="paragraph"/>
    <style:style style:name="T605" style:parent-style-name="DefaultParagraphFont" style:family="text">
      <style:text-properties fo:font-style="italic" style:font-style-asian="italic" style:font-style-complex="italic"/>
    </style:style>
    <style:style style:name="T606" style:parent-style-name="DefaultParagraphFont" style:family="text">
      <style:text-properties fo:font-style="italic" style:font-style-asian="italic"/>
    </style:style>
    <style:style style:name="T607" style:parent-style-name="DefaultParagraphFont" style:family="text">
      <style:text-properties fo:font-style="italic" style:font-style-asian="italic" style:font-style-complex="italic"/>
    </style:style>
    <style:style style:name="T608" style:parent-style-name="DefaultParagraphFont" style:family="text">
      <style:text-properties fo:font-style="italic" style:font-style-asian="italic" style:font-style-complex="italic"/>
    </style:style>
    <style:style style:name="T609" style:parent-style-name="DefaultParagraphFont" style:family="text">
      <style:text-properties fo:font-style="italic" style:font-style-asian="italic" style:font-style-complex="italic"/>
    </style:style>
    <style:style style:name="P610" style:parent-style-name="BSI_CorpoDeTexto" style:family="paragraph">
      <style:paragraph-properties fo:text-indent="0in"/>
    </style:style>
    <style:style style:name="T611" style:parent-style-name="DefaultParagraphFont" style:family="text">
      <style:text-properties fo:font-weight="bold" style:font-weight-asian="bold" style:font-weight-complex="bold" fo:background-color="#FFFF00"/>
    </style:style>
    <style:style style:name="P612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613" style:parent-style-name="BSI_CorpoDeTexto" style:family="paragraph">
      <style:paragraph-properties fo:text-indent="0in"/>
    </style:style>
    <style:style style:name="P614" style:parent-style-name="BSI_CorpoDeTexto" style:family="paragraph"/>
    <style:style style:name="T615" style:parent-style-name="DefaultParagraphFont" style:family="text">
      <style:text-properties fo:font-style="italic" style:font-style-asian="italic" style:font-style-complex="italic"/>
    </style:style>
    <style:style style:name="T616" style:parent-style-name="DefaultParagraphFont" style:family="text">
      <style:text-properties fo:font-style="italic" style:font-style-asian="italic"/>
    </style:style>
    <style:style style:name="T617" style:parent-style-name="DefaultParagraphFont" style:family="text">
      <style:text-properties fo:font-style="italic" style:font-style-asian="italic" style:font-style-complex="italic"/>
    </style:style>
    <style:style style:name="T618" style:parent-style-name="DefaultParagraphFont" style:family="text">
      <style:text-properties fo:font-style="italic" style:font-style-asian="italic" style:font-style-complex="italic"/>
    </style:style>
    <style:style style:name="P619" style:parent-style-name="BSI_CorpoDeTexto" style:family="paragraph">
      <style:paragraph-properties fo:text-indent="0in"/>
    </style:style>
    <style:style style:name="T620" style:parent-style-name="DefaultParagraphFont" style:family="text">
      <style:text-properties fo:font-weight="bold" style:font-weight-asian="bold" style:font-weight-complex="bold" fo:background-color="#FFFF00"/>
    </style:style>
    <style:style style:name="P621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622" style:parent-style-name="BSI_CorpoDeTexto" style:family="paragraph">
      <style:paragraph-properties fo:text-indent="0in"/>
    </style:style>
    <style:style style:name="P623" style:parent-style-name="BSI_CorpoDeTexto" style:family="paragraph"/>
    <style:style style:name="T624" style:parent-style-name="DefaultParagraphFont" style:family="text">
      <style:text-properties fo:font-style="italic" style:font-style-asian="italic" style:font-style-complex="italic"/>
    </style:style>
    <style:style style:name="P625" style:parent-style-name="BSI_CorpoDeTexto" style:family="paragraph">
      <style:paragraph-properties fo:text-indent="0in"/>
      <style:text-properties fo:font-weight="bold" style:font-weight-asian="bold" style:font-weight-complex="bold" fo:background-color="#FFFF00"/>
    </style:style>
    <style:style style:name="P626" style:parent-style-name="BSI_CorpoDeTexto" style:family="paragraph">
      <style:paragraph-properties fo:text-indent="0in"/>
      <style:text-properties fo:font-weight="bold" style:font-weight-asian="bold" style:font-weight-complex="bold"/>
    </style:style>
    <style:style style:name="P627" style:parent-style-name="BSI_CorpoDeTexto" style:family="paragraph">
      <style:paragraph-properties fo:text-indent="0in"/>
    </style:style>
    <style:style style:name="P628" style:parent-style-name="BSI_CorpoDeTexto" style:family="paragraph"/>
    <style:style style:name="T629" style:parent-style-name="DefaultParagraphFont" style:family="text">
      <style:text-properties fo:font-style="italic" style:font-style-asian="italic" style:font-style-complex="italic"/>
    </style:style>
    <style:style style:name="T630" style:parent-style-name="DefaultParagraphFont" style:family="text">
      <style:text-properties fo:font-style="italic" style:font-style-asian="italic"/>
    </style:style>
    <style:style style:name="T631" style:parent-style-name="DefaultParagraphFont" style:family="text">
      <style:text-properties fo:font-style="italic" style:font-style-asian="italic" style:font-style-complex="italic"/>
    </style:style>
    <style:style style:name="T632" style:parent-style-name="DefaultParagraphFont" style:family="text">
      <style:text-properties fo:font-style="italic" style:font-style-asian="italic" style:font-style-complex="italic"/>
    </style:style>
    <style:style style:name="P633" style:parent-style-name="BSI_CorpoDeTexto" style:family="paragraph">
      <style:paragraph-properties fo:text-indent="0in"/>
      <style:text-properties fo:font-weight="bold" style:font-weight-asian="bold" style:font-weight-complex="bold" fo:background-color="#FFFF00"/>
    </style:style>
    <style:style style:name="P634" style:parent-style-name="BSI_CorpoDeTexto" style:family="paragraph">
      <style:paragraph-properties fo:text-indent="0in"/>
    </style:style>
    <style:style style:name="P635" style:parent-style-name="BSI_CorpoDeTexto" style:family="paragraph">
      <style:paragraph-properties fo:text-indent="0in"/>
    </style:style>
  </office:automatic-styles>
  <office:body>
    <office:text text:use-soft-page-breaks="true">
      <text:h text:style-name="P1" text:outline-level="1"><text:bookmark-start text:name="__RefHeading___Toc61389_440684095"/>LISTA DE REQUISITOS<text:bookmark-end text:name="__RefHeading___Toc61389_440684095"/></text:h>
      <text:p text:style-name="BSI_CorpoDeTexto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5">
            <text:p text:style-name="P10">Controle de Versão</text:p>
          </table:table-cell>
          <table:covered-table-cell/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>Versão</text:p>
          </table:table-cell>
          <table:table-cell table:style-name="TableCell14">
            <text:p text:style-name="P15">Data</text:p>
          </table:table-cell>
          <table:table-cell table:style-name="TableCell16">
            <text:p text:style-name="P17">Solicitante</text:p>
          </table:table-cell>
          <table:table-cell table:style-name="TableCell18">
            <text:p text:style-name="P19">Justificativa</text:p>
          </table:table-cell>
          <table:table-cell table:style-name="TableCell20">
            <text:p text:style-name="P21">Responsável</text:p>
          </table:table-cell>
        </table:table-row>
        <table:table-row table:style-name="TableRow22">
          <table:table-cell table:style-name="TableCell23">
            <text:p text:style-name="P24">1.0</text:p>
          </table:table-cell>
          <table:table-cell table:style-name="TableCell25">
            <text:p text:style-name="P26">22/03/2018</text:p>
          </table:table-cell>
          <table:table-cell table:style-name="TableCell27">
            <text:p text:style-name="P28">André Viana</text:p>
          </table:table-cell>
          <table:table-cell table:style-name="TableCell29">
            <text:p text:style-name="P30">Versão original</text:p>
          </table:table-cell>
          <table:table-cell table:style-name="TableCell31">
            <text:p text:style-name="P32">Bruna C. Tegon,</text:p>
            <text:p text:style-name="P33">Daniel M. Loureiro,</text:p>
            <text:p text:style-name="P34">Huxley R. L.<text:s/>Gomes</text:p>
          </table:table-cell>
        </table:table-row>
        <table:table-row table:style-name="TableRow35">
          <table:table-cell table:style-name="TableCell36">
            <text:p text:style-name="P37">1.1</text:p>
          </table:table-cell>
          <table:table-cell table:style-name="TableCell38">
            <text:p text:style-name="P39">30/04/2018</text:p>
          </table:table-cell>
          <table:table-cell table:style-name="TableCell40">
            <text:p text:style-name="P41">André Viana</text:p>
          </table:table-cell>
          <table:table-cell table:style-name="TableCell42">
            <text:p text:style-name="P43">Adequação de níveis de acesso</text:p>
          </table:table-cell>
          <table:table-cell table:style-name="TableCell44">
            <text:p text:style-name="P45">Bruna C. Tegon</text:p>
          </table:table-cell>
        </table:table-row>
        <table:table-row table:style-name="TableRow46">
          <table:table-cell table:style-name="TableCell47">
            <text:p text:style-name="P48">1.2</text:p>
          </table:table-cell>
          <table:table-cell table:style-name="TableCell49">
            <text:p text:style-name="P50">19/10/2018</text:p>
          </table:table-cell>
          <table:table-cell table:style-name="TableCell51">
            <text:p text:style-name="P52">Equipe de Desenvolvimento</text:p>
          </table:table-cell>
          <table:table-cell table:style-name="TableCell53">
            <text:p text:style-name="P54"><text:span text:style-name="T55">Módulo Ajuda para abertura de<text:s/></text:span><text:span text:style-name="T56">tickets</text:span><text:span text:style-name="T57">; inclusão de cadastro de operador; exclusão de cadastro de turmas</text:span></text:p>
          </table:table-cell>
          <table:table-cell table:style-name="TableCell58">
            <text:p text:style-name="P59">Bruna C. Tegon</text:p>
          </table:table-cell>
        </table:table-row>
      </table:table>
      <text:p text:style-name="BSI_CorpoDeTexto"/>
      <text:p text:style-name="P60"/>
      <text:p text:style-name="P61">Convenções<text:s/>adotadas:</text:p>
      <text:p text:style-name="P62">Neste documento, a organização “AVIPfit – Treinamento e Saúde” será referenciada apenas como CLIENTE;</text:p>
      <text:p text:style-name="P63">Neste documento, a equipe de discentes cursando Sistemas de Informação será referenciada apenas como FORNECEDOR.</text:p>
      <text:p text:style-name="BSI_CorpoDeTexto"/>
      <text:p text:style-name="P64">Introdução</text:p>
      <text:p text:style-name="P65">Este documento descreve os requisitos do produto “Sistema AVIPfit – Treinamento e Saúde”, desenvolvido pelo FORNECEDOR segundo solicitação do CLIENTE.</text:p>
      <text:p text:style-name="BSI_CorpoDeTexto"/>
      <text:p text:style-name="P66"><text:span text:style-name="T67">Stakeholder Request</text:span><text:span text:style-name="T68"><text:s/>(STRQ)</text:span></text:p>
      <text:p text:style-name="P69">Domínio em estudo: organização “AVIPfit – Treinamento e Saúde”.</text:p>
      <text:p text:style-name="P70">STRQ1 - Cadastro de filiais</text:p>
      <text:p text:style-name="P71"><text:span text:style-name="T72">Descrição</text:span>: O cadastro de filiais associar-se-á a gestão de colaboradores e alunos na organização e será efetuado pelo administrador do sistema.</text:p>
      <text:p text:style-name="P73">STRQ2 - Cadastro de exercícios físicos</text:p>
      <text:p text:style-name="P74"><text:span text:style-name="T75">Descrição</text:span>: O cadastro de exercícios físicos será efetuado pelo administrador ou por<text:s/><text:soft-page-break/>colaboradores para a disponibilização, com vídeos explicativos, ao perfil do aluno.</text:p>
      <text:p text:style-name="P76">STRQ3 - Cadastro de treinamentos</text:p>
      <text:p text:style-name="P77"><text:span text:style-name="T78">Descrição</text:span>: O cadastro de modalidades de treinamentos com associação de exercícios físicos será efetuado pelo administrador ou por colaboradores para disponibilização ao perfil do aluno.</text:p>
      <text:p text:style-name="P79">STRQ4 - Cadastro de alunos</text:p>
      <text:p text:style-name="P80"><text:span text:style-name="T81">Descrição</text:span>: O cliente efetua o cadastro de alunos utilizando planilhas desconexas no<text:s/><text:span text:style-name="T82">software Microsoft Excel</text:span><text:s/>e não utiliza um sistema integrado ao armazenamento e acesso de dados dos alunos. Ao contexto de inscrição de alunos e pretensão de expansão da empresa, identifica-se a necessidade ao monitoramento facilitado dos dados por meio de um sistema de informação que articule acesso às informações e visibilidade integrada dos registros. Na visita ao<text:s/><text:span text:style-name="T83">studio</text:span>, havendo interesse do aluno em matricular-se, o cadastro será efetuado pelo administrador ou por colaboradores.</text:p>
      <text:p text:style-name="P84"><text:span text:style-name="T85">STRQ5 -<text:s/></text:span><text:span text:style-name="T86">Status</text:span><text:span text:style-name="T87"><text:s/>de mensalidades dos alunos</text:span></text:p>
      <text:p text:style-name="P88"><text:span text:style-name="T89">Descrição</text:span>: O cliente efetua o gerenciamento de mensalidades de alunos<text:s/>utilizando planilhas desconexas no<text:s/><text:span text:style-name="T90">software<text:s/></text:span><text:span text:style-name="T91">Microsoft</text:span><text:span text:style-name="T92"><text:s/></text:span><text:span text:style-name="T93">Excel</text:span><text:s/>e não utiliza um sistema à manipulação destes dados, articulando-se a necessidade ao monitoramento facilitado de pagamentos e débitos. A atualização de<text:s/><text:span text:style-name="T94">status</text:span><text:s/>de mensalidades de alunos será efetuada pelo administrador ou por colaboradores.</text:p>
      <text:p text:style-name="P95">STRQ6 - Cadastro de colaboradores</text:p>
      <text:p text:style-name="P96"><text:span text:style-name="T97">Descrição</text:span>: Conforme a pretensão de expansão do negócio e criação de filiais, o cliente necessita de um cadastro de colaboradores (com funções de<text:s/><text:span text:style-name="T98">personal trainer</text:span><text:s/>e recepcionista) efetuado pelo administrador do sistema.</text:p>
      <text:p text:style-name="P99">STRQ7 - Cadastro de operadores</text:p>
      <text:p text:style-name="P100"><text:span text:style-name="T101">Descrição</text:span><text:span text:style-name="T102">: O cadastro de operadores, profissionais que realizarão a manutenção do sistema, será efetuado pelo administrador.</text:span></text:p>
      <text:p text:style-name="P103">STRQ8 - Cadastro de parceiros</text:p>
      <text:p text:style-name="P104"><text:span text:style-name="T105">Descrição</text:span>: O cadastro de organizações parceiras associar-se-á a manutenção de informações gerais de parceiros para disponibilização ao aplicativo<text:s/><text:span text:style-name="T106">web</text:span>, fundamentando-se ao<text:s/><text:span text:style-name="T107">marketing</text:span><text:s/>e será efetuado pelo administrador do sistema.</text:p>
      <text:p text:style-name="P108"><text:span text:style-name="T109">STRQ9 -<text:s/></text:span><text:span text:style-name="T110">Login</text:span></text:p>
      <text:p text:style-name="P111"><text:span text:style-name="T112">Descrição</text:span>: A aplicação<text:s/><text:span text:style-name="T113">web</text:span><text:s/>terá<text:s/><text:span text:style-name="T114">login</text:span><text:s/>para<text:s/>determinar o nível de acesso do usuário cadastrado (administrador, colaborador ou aluno).</text:p>
      <text:p text:style-name="P115">STRQ10 - Redefinição de senha</text:p>
      <text:soft-page-break/>
      <text:p text:style-name="P116"><text:span text:style-name="T117">Descrição</text:span>: A aplicação<text:s/><text:span text:style-name="T118">web</text:span><text:s/>terá opção de redefinição de senha.</text:p>
      <text:p text:style-name="P119">STRQ11 - Configurar agenda</text:p>
      <text:p text:style-name="P120"><text:span text:style-name="T121">Descrição</text:span>: Desenvolver-se-á recurso de<text:s/>configuração de agenda à especificação de dias da semana e horários permissíveis para eventos, aulas experimentais e avaliações físicas, cujo gerenciamento efetuar-se-á pelo administrador ou por colaboradores.</text:p>
      <text:p text:style-name="P122">STRQ12 - Agendamento de aula experimental</text:p>
      <text:p text:style-name="P123"><text:span text:style-name="T124">Desc</text:span><text:span text:style-name="T125">rição</text:span>: Desenvolver-se-á recurso de agendamento para que o público externo, ao acessar o<text:s/><text:span text:style-name="T126">website</text:span><text:s/>do<text:s/><text:span text:style-name="T127">studio</text:span>, agende aulas experimentais. A definição de dias da semana e horários permissíveis para aulas experimentais efetuar-se-á pelo administrador ou por colaboradores.<text:span text:style-name="T128"><text:s/></text:span></text:p>
      <text:p text:style-name="P129">STRQ13 - Agendamento de avaliação física</text:p>
      <text:p text:style-name="P130"><text:span text:style-name="T131">Descrição</text:span>: Desenvolver-se-á recurso de agendamento para que o aluno, ao acessar o<text:s/><text:span text:style-name="T132">website</text:span><text:s/>do<text:s/><text:span text:style-name="T133">studio</text:span>, agende avaliações físicas. A definição de dias da semana e horários permissíveis para avaliações físicas efetuar-se-á pelo administrador ou por colaboradores.<text:span text:style-name="T134"><text:s/></text:span></text:p>
      <text:p text:style-name="P135">STRQ14 - Manter avaliação física</text:p>
      <text:p text:style-name="P136"><text:span text:style-name="T137">Descrição</text:span>: O administrador ou os colaboradores registrarão dados de avaliações físicas aos perfis dos alunos para demonstração gráfica de progresso por meio da aplicação<text:s/><text:span text:style-name="T138">web</text:span>.<text:s/></text:p>
      <text:p text:style-name="P139">STRQ15 - Manter depoimentos</text:p>
      <text:p text:style-name="P140"><text:span text:style-name="T141">Descrição</text:span>: Área à descrição de opiniões do aluno sobre o serviço prestado pela AVIPfit. Os depoimentos submeter-se-ão a avaliação do administrador para publicação.</text:p>
      <text:p text:style-name="P142"><text:span text:style-name="T143">STRQ16 - Chat<text:s/></text:span><text:span text:style-name="T144">online</text:span></text:p>
      <text:p text:style-name="P145"><text:span text:style-name="T146">Descrição</text:span>: A área do aluno terá<text:s/>chat para conversação com professores.</text:p>
      <text:p text:style-name="P147">STRQ17 - Ajuda</text:p>
      <text:p text:style-name="P148"><text:span text:style-name="T149">Descrição</text:span><text:span text:style-name="T150">: O usuário (administrador, colaborador, aluno e público externo) reportará incidentes, melhorias e dúvidas por meio do módulo de Ajuda à disponiblização de manual e abertura de<text:s/></text:span><text:span text:style-name="T151">ticket</text:span><text:span text:style-name="T152"><text:s/>– espec</text:span><text:span text:style-name="T153">ificando-se o título, módulo, descrição e inclusão de anexo, e acompanhamento do<text:s/></text:span><text:span text:style-name="T154">status</text:span><text:span text:style-name="T155"><text:s/>do<text:s/></text:span><text:span text:style-name="T156">ticket</text:span><text:span text:style-name="T157"><text:s/>(usuários visualizarão somente os<text:s/></text:span><text:span text:style-name="T158">tickets</text:span><text:span text:style-name="T159"><text:s/>que criaram). Posteriormente à abertura de<text:s/></text:span><text:span text:style-name="T160">ticket</text:span><text:span text:style-name="T161">, o usuário receberá<text:s/></text:span><text:span text:style-name="T162">e-mail</text:span><text:span text:style-name="T163"><text:s/>de confirmação e os operadores,<text:s/></text:span><text:span text:style-name="T164">notificação de criação de novo<text:s/></text:span><text:span text:style-name="T165">ticket</text:span><text:span text:style-name="T166">. O operador acessará o módulo de Ajuda no sistema AVIPfit à manipulação de<text:s/></text:span><text:span text:style-name="T167">tickets</text:span><text:span text:style-name="T168">, apresentar-</text:span><text:soft-page-break/><text:span text:style-name="T169">se-ão registros em tabela com colunas ID (</text:span><text:span text:style-name="T170">identification</text:span><text:span text:style-name="T171">)<text:s/></text:span><text:span text:style-name="T172">number</text:span><text:span text:style-name="T173">, título</text:span><text:bookmark-start text:name="_Hlk527719612"/><text:span text:style-name="T174">, classificação (incidente, melhoria ou dúvida),<text:s/></text:span><text:span text:style-name="T175">st</text:span><text:span text:style-name="T176">atus</text:span><text:span text:style-name="T177"><text:s/>(aberto, em progresso, em revisão ou fechado), prioridade (alta, média ou baixa) e responsável<text:s/></text:span><text:bookmark-end text:name="_Hlk527719612"/><text:span text:style-name="T178">com mecanismo de busca. Subsequente à validação, o operador responderá ao<text:s/></text:span><text:span text:style-name="T179">ticket</text:span><text:span text:style-name="T180"><text:s/>do usuário e solicitará a revisão para o fechamento, às seguintes ações, en</text:span><text:span text:style-name="T181">viar-se-ão<text:s/></text:span><text:span text:style-name="T182">e-mails</text:span><text:span text:style-name="T183"><text:s/>ao usuário e operador responsável.</text:span><text:s/></text:p>
      <text:p text:style-name="P184">STRQ18 - Relatório relação de alunos por modalidade de treinamento</text:p>
      <text:p text:style-name="P185"><text:span text:style-name="T186">Descrição</text:span>: O sistema emitirá relatório à determinação da quantidade de alunos por modalidade de treinamento nas filiais cadastradas, além do total organizacional. A permissão de visualização ao relatório definir-se-á ao administrador.</text:p>
      <text:p text:style-name="P187">STRQ19 - Área do administrador</text:p>
      <text:p text:style-name="P188"><text:span text:style-name="T189">Descrição</text:span>: O administrador (proprietário da organização) terá permissão, após efetuar<text:s/><text:span text:style-name="T190">login</text:span>, à utilização de todas as funcionalidades do sistema.</text:p>
      <text:p text:style-name="P191">STRQ20 - Área do colaborador</text:p>
      <text:p text:style-name="P192"><text:span text:style-name="T193">Descrição</text:span>: Os colaboradores terão permissão, após efetuarem<text:s/><text:span text:style-name="T194">login</text:span>, ao cadastro de exercícios físicos, cadastro de treinamentos, cadastro de alunos, à alteração de<text:s/><text:span text:style-name="T195">status</text:span><text:s/>de mensalidades, à configuração e aprovação de agendamentos e ao registro de avaliações físicas aos perfis dos alunos, além de visualização às informações institucionais da<text:s/><text:span text:style-name="T196">homepage</text:span>, filiais, parceiros, depoimentos e chat<text:s/><text:span text:style-name="T197">online</text:span>.</text:p>
      <text:p text:style-name="P198">STRQ21 - Área do aluno</text:p>
      <text:p text:style-name="P199"><text:span text:style-name="T200">Descrição</text:span>: O aluno AVIPfit, após efetuar<text:s/><text:span text:style-name="T201">login</text:span>, visualizará as informações institucionais da<text:s/><text:span text:style-name="T202">homepage</text:span>, filiais, treinamentos aos quais está cadastrado com disponibilização de vídeos explicativos aos exercícios, parceiros, agenda de avaliações físicas, avaliações físicas, chat para conversação<text:s/>e terá permissão para visualizar e criar depoimentos.</text:p>
      <text:p text:style-name="P203">STRQ22 - Área do público externo</text:p>
      <text:p text:style-name="P204"><text:span text:style-name="T205">Descrição</text:span>: O público externo não efetuará<text:s/><text:span text:style-name="T206">login</text:span><text:s/>na aplicação<text:s/><text:span text:style-name="T207">web</text:span><text:s/>e visualizará as informações institucionais da<text:s/><text:span text:style-name="T208">homepage</text:span>, filiais, parceiros, agenda de aulas experimentais e depoimentos.</text:p>
      <text:p text:style-name="P209"><text:span text:style-name="T210">STRQ23 - Área do operador</text:span></text:p>
      <text:p text:style-name="P211"><text:span text:style-name="T212">Descrição</text:span><text:span text:style-name="T213">: O operador terá permissão, após efetuar<text:s/></text:span><text:span text:style-name="T214">login</text:span><text:span text:style-name="T215">, ao gerenciamento do módulo de Ajuda (disponibilização de manual e<text:s/></text:span><text:span text:style-name="T216">assignment</text:span><text:span text:style-name="T217"><text:s/>de<text:s/></text:span><text:span text:style-name="T218">tickets</text:span><text:span text:style-name="T219">).</text:span></text:p>
      <text:p text:style-name="P220"/>
      <text:p text:style-name="P221">Necessidade (NEC)</text:p>
      <text:soft-page-break/>
      <text:p text:style-name="P222">NEC1 - Melhorar o gerenciamento do setor<text:s/>administrativo</text:p>
      <text:p text:style-name="P223"><text:span text:style-name="T224">Descrição</text:span>: O cliente não possui sistema integrado para executar atividades administrativas. Por conseguinte, necessita automatizar atividades operacionais, redirecionando o enfoque organizacional para atividades estratégicas.</text:p>
      <text:p text:style-name="P225">NEC2 - Acesso remoto de avaliações físicas</text:p>
      <text:p text:style-name="P226"><text:span text:style-name="T227">Descrição</text:span>: Possibilitar aos alunos o acesso às avaliações físicas, substituindo-se a impressão de documentos pelo compartilhamento em aplicação<text:s/><text:span text:style-name="T228">web</text:span>.</text:p>
      <text:p text:style-name="P229">NEC3 - Acesso remoto de informações</text:p>
      <text:p text:style-name="P230"><text:span text:style-name="T231">Descrição</text:span>: Disponibilizar aos alunos acesso<text:s/>aos treinamentos e exercícios.</text:p>
      <text:p text:style-name="P232"><text:span text:style-name="T233">NEC4 -<text:s/></text:span><text:span text:style-name="T234">Marketing</text:span></text:p>
      <text:p text:style-name="P235"><text:span text:style-name="T236">Descrição</text:span>: Facilitar o acesso de informações institucionais.</text:p>
      <text:p text:style-name="P237"/>
      <text:p text:style-name="P238">Requisitos não funcionais (RNF)</text:p>
      <text:p text:style-name="P239">RNF1 - Requisito de restrição tecnológica</text:p>
      <text:p text:style-name="P240"><text:span text:style-name="T241">Descrição</text:span>: Desenvolvimento de aplicação<text:s/><text:span text:style-name="T242">web</text:span>. – Requisito não funcional<text:s/>de produto.</text:p>
      <text:p text:style-name="P243">RNF2 - Requisito gerencial</text:p>
      <text:p text:style-name="P244"><text:span text:style-name="T245">Descrição</text:span>: Prazo de desenvolvimento – o sistema AVIPfit será concluído em dezembro de 2019. – Requisito não funcional de projeto.</text:p>
      <text:p text:style-name="P246">RNF3 - Requisito de confiabilidade</text:p>
      <text:p text:style-name="P247"><text:span text:style-name="T248">Descrição</text:span>: O sistema AVIPfit terá disponibilidade 24x7. – Requisito não funcional de produto.</text:p>
      <text:p text:style-name="P249">RNF4 - Requisito de desempenho</text:p>
      <text:p text:style-name="P250"><text:span text:style-name="T251">Descrição</text:span>: Consultas aos dados do usuário efetuar-se-ão em até três segundos. – Requisito não funcional de produto.</text:p>
      <text:p text:style-name="P252">RNF5 - Requisito de portabilidade</text:p>
      <text:p text:style-name="P253"><text:span text:style-name="T254">Descrição</text:span>: O sistema AVIPfit será<text:s/>portável para dispositivos móveis. – Requisito não funcional de produto.</text:p>
      <text:p text:style-name="P255">RNF6 - Requisito de usabilidade</text:p>
      <text:p text:style-name="P256"><text:span text:style-name="T257">Descrição</text:span>: Efetuar-se-á o registro de usuários ao sistema AVIPfit em 3 minutos. – Requisito não funcional de produto.</text:p>
      <text:p text:style-name="P258">RNF7 - Requisito de segurança I</text:p>
      <text:p text:style-name="P259"><text:span text:style-name="T260">Descrição</text:span>: O acesso ao sistema consolidar-se-á por autenticação de<text:s/><text:span text:style-name="T261">login</text:span><text:s/>e senha autorizando visualização de recursos pertinentes ao nível de acesso.</text:p>
      <text:p text:style-name="P262">RNF8 - Requisito de segurança II</text:p>
      <text:soft-page-break/>
      <text:p text:style-name="P263"><text:span text:style-name="T264">Descrição</text:span>:<text:s/><text:span text:style-name="T265">Backup</text:span><text:s/>de dados: efetuar-se-á, semanalmente, o<text:s/><text:span text:style-name="T266">backup</text:span><text:s/>dos<text:s/>dados do sistema e as cópias de<text:s/><text:span text:style-name="T267">backup</text:span><text:s/>serão armazenadas em local seguro. – Requisito não funcional de produto.</text:p>
      <text:p text:style-name="P268"/>
      <text:p text:style-name="P269">Requisitos funcionais de interface e negócio (RFI e RFN) e protótipos de telas</text:p>
      <text:p text:style-name="P270">RFI1 - Cadastro de filiais</text:p>
      <text:p text:style-name="P271">O sistema possuirá interface para<text:s/>inclusão, exclusão, alteração e consulta de filiais da organização. São dados de filiais:</text:p>
      <text:list text:style-name="LFO5" text:continue-numbering="true">
        <text:list-item>
          <text:p text:style-name="P272">Bairro; CEP; cidade; logradouro; número; telefone; UF.<text:s/></text:p>
        </text:list-item>
      </text:list>
      <text:p text:style-name="P273"><text:span text:style-name="T274">Protótipos telas RFI1</text:span></text:p>
      <text:p text:style-name="P275">RFN1.1 - Evitar duplicidade para endereço de filial</text:p>
      <text:p text:style-name="P276"><text:span text:style-name="T277">Descrição</text:span>: No cadastro de uma filial, o sistema verificará a existência do endereço na tabela associada. Caso o endereço esteja cadastrado, o sistema apresentará mensagem de erro indicando “Filial já cadastrada.”.</text:p>
      <text:p text:style-name="P278">RFI2 - Cadastro de exercícios físicos</text:p>
      <text:p text:style-name="P279">O sistema possuirá interface para inclusão, exclusão, alteração e consulta de exercícios físicos. São dados de exercícios físicos:</text:p>
      <text:list text:style-name="LFO6" text:continue-numbering="true">
        <text:list-item>
          <text:p text:style-name="P280">Nome; descrição;<text:s/><text:span text:style-name="T281">l</text:span><text:span text:style-name="T282">ink</text:span><text:s/>do vídeo.</text:p>
        </text:list-item>
      </text:list>
      <text:p text:style-name="P283"><text:span text:style-name="T284">Protótipos telas RFI2</text:span></text:p>
      <text:p text:style-name="P285">RFN2.1 - Evitar duplicidade de exercício físico</text:p>
      <text:p text:style-name="P286"><text:span text:style-name="T287">Descrição</text:span>: No cadastro de um exercício físico, o sistema verificará a existência na tabela associada. Caso o exercício físico esteja cadastrado, o sistema apresentará mensagem de erro indicando “Exercício físico já cadastrado.”.</text:p>
      <text:p text:style-name="P288"><text:span text:style-name="T289">RFN2.2 - Evitar duplicidade de<text:s/></text:span><text:span text:style-name="T290">links</text:span><text:span text:style-name="T291"><text:s/>de vídeos em exercícios físicos</text:span></text:p>
      <text:p text:style-name="P292"><text:span text:style-name="T293">Descrição</text:span>: No cadastro ou edição de um exercício físico, o sistema verificará a existência do<text:s/><text:span text:style-name="T294">link</text:span><text:s/>na tabela associada. Caso o<text:s/><text:span text:style-name="T295">link</text:span><text:s/>esteja cadastrado, o sistema apresentará mensagem de erro indicando “<text:span text:style-name="T296">Link</text:span><text:s/>cadastrado ao exercício físico x.”.</text:p>
      <text:p text:style-name="P297"><text:span text:style-name="T298">RFN2.3 -<text:s/></text:span><text:span text:style-name="T299">Link</text:span><text:span text:style-name="T300"><text:s/>de vídeos opcional</text:span></text:p>
      <text:p text:style-name="P301"><text:span text:style-name="T302">De</text:span><text:span text:style-name="T303">scrição</text:span>: A associação de<text:s/><text:span text:style-name="T304">links</text:span><text:s/>será opcional.</text:p>
      <text:p text:style-name="P305">RFI3 - Cadastro de treinamentos</text:p>
      <text:p text:style-name="P306">O sistema possuirá interface para inclusão, exclusão, alteração e consulta de treinamentos. São dados de treinamentos:</text:p>
      <text:list text:style-name="LFO7" text:continue-numbering="true">
        <text:list-item>
          <text:p text:style-name="P307">Nome; exercícios envolvidos.</text:p>
        </text:list-item>
      </text:list>
      <text:p text:style-name="P308"><text:span text:style-name="T309">Protótipos telas RFI3</text:span></text:p>
      <text:soft-page-break/>
      <text:p text:style-name="P310">RFN3.1 -<text:s/>Evitar duplicidade de treinamento</text:p>
      <text:p text:style-name="P311"><text:span text:style-name="T312">Descrição</text:span>: No cadastro de um treinamento, o sistema verificará a existência na tabela associada. Caso o treinamento esteja cadastrado, o sistema apresentará mensagem de erro indicando “Treinamento já cadastrado.”.</text:p>
      <text:p text:style-name="P313">RFN3.2<text:s/>- Evitar duplicidade de exercício físico em treinamento</text:p>
      <text:p text:style-name="P314"><text:span text:style-name="T315">Descrição</text:span>: No cadastro ou edição de um treinamento, o sistema não permitirá associação duplicada de exercícios físicos.</text:p>
      <text:p text:style-name="P316">RFI4 - Cadastro de alunos</text:p>
      <text:p text:style-name="P317">O sistema possuirá interface para inclusão, exclusão,<text:s/>alteração e consulta de alunos. São dados de alunos:</text:p>
      <text:list text:style-name="LFO8" text:continue-numbering="true">
        <text:list-item>
          <text:p text:style-name="P318">Bairro; CEP; cidade; CPF; data de nascimento; dias da semana e horários ao treinamento; dia de pagamento de mensalidade;<text:s/><text:span text:style-name="T319">e</text:span><text:span text:style-name="T320">-mail</text:span>; filial; foto; logradouro; nome; número; senha; telefone; treinamento; UF;<text:s/>valor de mensalidade.</text:p>
        </text:list-item>
      </text:list>
      <text:p text:style-name="P321"><text:span text:style-name="T322">Protótipos telas RFI4</text:span></text:p>
      <text:p text:style-name="P323">RFN4.1 - Evitar duplicidade de CPF</text:p>
      <text:p text:style-name="P324"><text:span text:style-name="T325">Descrição</text:span>: No cadastro de um aluno, o sistema verificará a existência do CPF na tabela associada. Caso o CPF esteja cadastrado, o sistema apresentará mensagem de erro indicando<text:s/>“CPF já cadastrado.”.</text:p>
      <text:p text:style-name="P326">RFN4.2 - Definição de senha</text:p>
      <text:p text:style-name="P327"><text:span text:style-name="T328">Descrição</text:span>: No cadastro de um aluno, o sistema verificará se a senha especificada possui oito caracteres. Caso a senha possua quantidade de caracteres inferior, o sistema apresentará mensagem de erro indicando “Informe a senha com oito caracteres.”.</text:p>
      <text:p text:style-name="P329">RFI5 - Mensalidades</text:p>
      <text:p text:style-name="P330">O sistema possuirá interface para consulta e alteração de<text:s/><text:span text:style-name="T331">status</text:span><text:s/>de mensalidades de alunos. São dados de mensalidades:</text:p>
      <text:list text:style-name="LFO9" text:continue-numbering="true">
        <text:list-item>
          <text:p text:style-name="P332">Lista de alunos com colunas Nome e<text:s/><text:span text:style-name="T333">Mensalidade</text:span>;<text:s/><text:span text:style-name="T334">s</text:span><text:span text:style-name="T335">tatus</text:span><text:s/>de mensalidade aos<text:s/>alunos cadastrados (pagamento efetuado e em débito).</text:p>
        </text:list-item>
      </text:list>
      <text:p text:style-name="P336"><text:span text:style-name="T337">Protótipo tela RFI5</text:span></text:p>
      <text:p text:style-name="P338"><text:span text:style-name="T339">RFN5.1 -<text:s/></text:span><text:span text:style-name="T340">Status</text:span><text:span text:style-name="T341"><text:s/>de mensalidade</text:span></text:p>
      <text:p text:style-name="P342"><text:span text:style-name="T343">Descrição</text:span>: No cadastro de um aluno, definir-se-á o dia de vencimento da mensalidade, por conseguinte, o sistema atualizará o campo<text:s/><text:span text:style-name="T344">status</text:span><text:s/>em conformidade com a validação do campo data de vencimento, definindo o estado “Em débito” após a data especificada e que será atualizado pelo colaborador quando o aluno efetuar o<text:s/><text:soft-page-break/>pagamento.</text:p>
      <text:p text:style-name="P345"><text:span text:style-name="T346">RFN5.2 -<text:s/></text:span><text:span text:style-name="T347">Bloqueio de atualizações para meses anteriores</text:span></text:p>
      <text:p text:style-name="P348"><text:span text:style-name="T349">Descrição</text:span>: O sistema não permitirá que a alteração do<text:s/><text:span text:style-name="T350">status</text:span><text:s/>de mensalidades seja efetuada após o fechamento do mês, bloqueando o campo de<text:s/><text:span text:style-name="T351">status</text:span>.</text:p>
      <text:p text:style-name="P352">RFI6 - Cadastro de colaboradores</text:p>
      <text:p text:style-name="P353">O sistema possuirá interface para inclusão, exclusão, alteração e consulta de colaboradores da organização. São dados de colaboradores:</text:p>
      <text:list text:style-name="LFO10" text:continue-numbering="true">
        <text:list-item>
          <text:p text:style-name="P354">Bairro; CEP; cidade; CPF; data de nascimento;<text:s/><text:span text:style-name="T355">e</text:span><text:span text:style-name="T356">-mail</text:span>; filial; foto; função do colaborador; logradouro; nome; número; salário; senha; telefone; UF.</text:p>
        </text:list-item>
      </text:list>
      <text:p text:style-name="P357"><text:span text:style-name="T358">Protótipos telas RFI6</text:span></text:p>
      <text:p text:style-name="P359">RFN6.1 - Evitar duplicidade de CPF do colaborador</text:p>
      <text:p text:style-name="P360"><text:span text:style-name="T361">Descrição</text:span>: No cadastro de um colaborador, o sistema verificará a existência do CPF na tabela associada. Caso o CPF esteja cadastrado, o sistema apresentará mensagem de erro indicando “CPF já cadastrado.”.</text:p>
      <text:p text:style-name="P362">RFN6.2 - Funções na organização</text:p>
      <text:p text:style-name="P363"><text:span text:style-name="T364">Descrição</text:span>: Definir-se-ão duas funções para seleção ao cadastro de colaboradores da organização –<text:s/><text:span text:style-name="T365">personal trainer</text:span><text:s/>e recepcionista.</text:p>
      <text:p text:style-name="P366">RFN6.3 - Definição de senha</text:p>
      <text:p text:style-name="P367"><text:span text:style-name="T368">Descrição</text:span>: No cadastro de um colaborador, o sistema verificará se a senha especificada possui oito caracteres. Caso<text:s/>a senha possua quantidade de caracteres inferior, o sistema apresentará mensagem de erro indicando “Informe a senha com oito caracteres.”.</text:p>
      <text:p text:style-name="P369">RFI7 - Cadastro de operadores</text:p>
      <text:p text:style-name="P370">O sistema possuirá interface para inclusão, exclusão, alteração e consulta de operadores da organização. São dados de operadores:</text:p>
      <text:list text:style-name="LFO10" text:continue-numbering="true">
        <text:list-item>
          <text:p text:style-name="P371"><text:span text:style-name="T372">Bairro; CEP; cidade; CPF; data de nascimento;<text:s/></text:span><text:span text:style-name="T373">e</text:span><text:span text:style-name="T374">-mail</text:span><text:span text:style-name="T375">; foto; logradouro; nome; número; salário; senha; telefone; UF.</text:span></text:p>
        </text:list-item>
      </text:list>
      <text:p text:style-name="P376"><text:span text:style-name="T377">Protótipos telas RFI7</text:span></text:p>
      <text:p text:style-name="P378">RFN7.1 - Evitar duplicidade de CPF do operador</text:p>
      <text:p text:style-name="P379"><text:span text:style-name="T380">Descrição</text:span>: No cadastro de<text:s/>um operador, o sistema verificará a existência do CPF na tabela associada. Caso o CPF esteja cadastrado, o sistema apresentará mensagem de erro indicando “CPF já cadastrado.”.</text:p>
      <text:p text:style-name="P381">RFN7.2 - Definição de senha</text:p>
      <text:p text:style-name="P382"><text:span text:style-name="T383">Descrição</text:span>: No cadastro de um operador, o sistema verificará se a senha especificada<text:s/><text:soft-page-break/>possui oito caracteres. Caso a senha possua quantidade de caracteres inferior, o sistema apresentará mensagem de erro indicando “Informe a senha com oito caracteres.”.</text:p>
      <text:p text:style-name="P384">RFI8 - Cadastro de parceiros</text:p>
      <text:p text:style-name="P385">O sistema possuirá interface para inclusão, exclusão, alteração e consulta de parceiros da organização. São dados de parceiros:</text:p>
      <text:list text:style-name="LFO11" text:continue-numbering="true">
        <text:list-item>
          <text:p text:style-name="P386">Bairro; CEP; cidade; CNPJ;<text:s/><text:span text:style-name="T387">e-mail</text:span>;<text:s/><text:span text:style-name="T388">filial associada</text:span>; imagem; logradouro; nome; número; telefone, UF.</text:p>
        </text:list-item>
      </text:list>
      <text:p text:style-name="P389"><text:span text:style-name="T390">Protótipos telas RFI8</text:span></text:p>
      <text:p text:style-name="P391">RFN8.1 - Evitar duplicidade para<text:s/>CNPJ de parceiro</text:p>
      <text:p text:style-name="P392"><text:span text:style-name="T393">Descrição</text:span>: No cadastro de um parceiro, o sistema verificará a existência do CNPJ na tabela associada. Caso o CNPJ esteja cadastrado, o sistema apresentará mensagem de erro indicando “CNPJ já cadastrado.”.</text:p>
      <text:p text:style-name="P394"><text:span text:style-name="T395">RFI9 -<text:s/></text:span><text:span text:style-name="T396">Login</text:span></text:p>
      <text:p text:style-name="P397">O sistema<text:s/><text:span text:style-name="T398">web</text:span><text:s/>possuirá tela de<text:s/><text:span text:style-name="T399">login</text:span><text:s/>para usuários cadastrados. São dados de<text:s/><text:span text:style-name="T400">login</text:span>:</text:p>
      <text:list text:style-name="LFO12" text:continue-numbering="true">
        <text:list-item>
          <text:p text:style-name="P401">CPF; senha.</text:p>
        </text:list-item>
      </text:list>
      <text:p text:style-name="P402"><text:span text:style-name="T403">Protótipo tela RFI9</text:span></text:p>
      <text:p text:style-name="P404"><text:span text:style-name="T405">RFN9.1 - Exibir mensagem de erro para<text:s/></text:span><text:span text:style-name="T406">login</text:span><text:span text:style-name="T407"><text:s/>incorreto</text:span></text:p>
      <text:p text:style-name="P408"><text:span text:style-name="T409">Descrição</text:span>:<text:s/><text:tab/>O<text:s/><text:span text:style-name="T410">login</text:span><text:s/>com CPF ou senha incorretos exibirá mensagem de erro indicando “CPF ou senha<text:s/>incorretos.”.</text:p>
      <text:p text:style-name="P411">RFI10 - Redefinição de senha</text:p>
      <text:p text:style-name="P412">O sistema<text:s/><text:span text:style-name="T413">web</text:span><text:s/>possuirá tela de alteração de senha aos usuários cadastrados. São dados de redefinição de senha:</text:p>
      <text:list text:style-name="LFO13" text:continue-numbering="true">
        <text:list-item>
          <text:p text:style-name="P414"><text:span text:style-name="T415">E-mail</text:span>; nova senha;<text:s/><text:span text:style-name="T416">t</text:span><text:span text:style-name="T417">oken</text:span>.</text:p>
        </text:list-item>
      </text:list>
      <text:p text:style-name="P418"><text:span text:style-name="T419">Protótipo tela RFI10</text:span></text:p>
      <text:p text:style-name="P420">RFN10.1 - Redefinição de senha</text:p>
      <text:p text:style-name="P421"><text:span text:style-name="T422">Descrição</text:span>: Na redefinição de senha de um usuário, o sistema verificará se a senha especificada possui oito caracteres. Caso a senha possua quantidade de caracteres inferior, o sistema apresentará mensagem de erro indicando “Informe a senha com oito caracteres.”.</text:p>
      <text:p text:style-name="P423"><text:span text:style-name="T424">RFN10.2 - Notifi</text:span><text:span text:style-name="T425">cações por<text:s/></text:span><text:span text:style-name="T426">e-mail</text:span></text:p>
      <text:p text:style-name="P427"><text:span text:style-name="T428">Descrição</text:span>: Quando uma tentativa de modificação de senha for executada, uma notificação será enviada ao<text:s/><text:span text:style-name="T429">e-mail</text:span><text:s/>do usuário informando o<text:s/><text:span text:style-name="T430">token</text:span><text:s/>para conclusão da ação.</text:p>
      <text:soft-page-break/>
      <text:p text:style-name="P431">RFI11 - Configuração de agenda de eventos</text:p>
      <text:p text:style-name="P432">O sistema possuirá interface para configuração de agenda à definição de dias e horários para aulas experimentais e avaliações. São dados de configuração de agenda:</text:p>
      <text:list text:style-name="LFO14" text:continue-numbering="true">
        <text:list-item>
          <text:p text:style-name="P433">Dia da semana; evento (aula experimental e avaliação física); horários.</text:p>
        </text:list-item>
      </text:list>
      <text:p text:style-name="P434"><text:span text:style-name="T435">Protótipo tela RFI11 INCLUIR A BUSCA DE EVENTOS,<text:s/></text:span><text:span text:style-name="T436">ALÉM DO CADASTRO</text:span></text:p>
      <text:p text:style-name="P437">RFN11.1 - Configuração de agenda permissível ao administrador e aluno em conformidade com a filial</text:p>
      <text:p text:style-name="P438"><text:span text:style-name="T439">Descrição</text:span><text:span text:style-name="T440">: A configuração da agenda designa-se aos níveis de acesso de administrador e colaborador e o sistema apresentará os dados de acord</text:span><text:span text:style-name="T441">o com a filial em que o colaborador está cadastrado ao gerenciamento de datas, horários e responsáveis; todavia, o administrador acessará todos os registros.<text:s/></text:span></text:p>
      <text:p text:style-name="P442">RFN11.2 - Duração de eventos</text:p>
      <text:p text:style-name="P443"><text:span text:style-name="T444">Descrição</text:span>: Os eventos “aula experimental” e “avaliação física” possuem duração de uma hora, contudo, os horários de agendamento não serão preestabelecidos, haverá um campo livre para digitação de horário no formato hora-minuto com dois dígitos (HH:MM).</text:p>
      <text:p text:style-name="P445">RFN11.3 - Evitar conflitos de agendamento entre eventos</text:p>
      <text:p text:style-name="P446"><text:span text:style-name="T447">Descrição</text:span>: Na configuração de um evento, o sistema verificará a existência de registro na tabela associada. Caso um evento esteja cadastrado, o sistema apresentará mensagem de erro indicando “Já existe um evento para dia x e horário y.”.</text:p>
      <text:p text:style-name="P448">RFI12 - Agendamento de aula experimental</text:p>
      <text:p text:style-name="P449">O sistema manterá interface para inclusão, alteração e consulta de agendamentos de aula experimental. São dados de agendamento de aula experimental:</text:p>
      <text:list text:style-name="LFO15" text:continue-numbering="true">
        <text:list-item>
          <text:p text:style-name="P450">Data agendamento;<text:s/><text:span text:style-name="T451">e</text:span><text:span text:style-name="T452">-mail</text:span><text:s/>do aluno; filial associada; horário agendamento; modalidade de<text:s/>treinamento; nome do aluno;<text:s/><text:span text:style-name="T453">s</text:span><text:span text:style-name="T454">tatus</text:span><text:s/>(aguardando, aprovado ou cancelado); telefone para contato.</text:p>
        </text:list-item>
      </text:list>
      <text:p text:style-name="P455"><text:span text:style-name="T456">Protótipos telas RFI12 INCLUIR A TELA DE VERIFICAÇÃO DO PUB EXTERNO, ALÉM DO CADASTRO E APROVAÇÃO COLABORADOR</text:span></text:p>
      <text:p text:style-name="P457">RFN12.1 - Agendamento limitado para cinco pessoas em aulas experimentais</text:p>
      <text:p text:style-name="P458"><text:span text:style-name="T459">Descrição</text:span>: As aulas experimentais são efetuadas com grupo de cinco integrantes, portanto, caso o agendamento atinja a quantidade máxima de cinco pessoas para data e horário especificados, o sistema bloqueará a data e não disponibilizará o<text:s/><text:soft-page-break/>horário.<text:s/></text:p>
      <text:p text:style-name="P460">RFN12.2 - Evitar duplicidade de agendamentos de aula experimental</text:p>
      <text:p text:style-name="P461"><text:span text:style-name="T462">Descrição</text:span>: No agendamento de uma aula experimental, o sistema verificará a existência do<text:s/><text:span text:style-name="T463">e-mail</text:span><text:s/>na tabela associada para a data de agendamento, horário e filial selecionados.<text:s/>Caso um agendamento designado ao<text:s/><text:span text:style-name="T464">e-mail</text:span><text:s/>esteja cadastrado, o sistema apresentará mensagem de erro indicando “Agendamento já cadastrado.”.</text:p>
      <text:p text:style-name="P465">RFN12.3 - Restrições de dias da semana para agendamento de aula experimental</text:p>
      <text:p text:style-name="P466"><text:span text:style-name="T467">Descrição</text:span>: O sistema impedirá o agendamento de aula experimental em dias da semana e horários não fornecidos pelo administrador e colaboradores.</text:p>
      <text:p text:style-name="P468">RFN12.4 - Duração de aula experimental</text:p>
      <text:p text:style-name="P469"><text:span text:style-name="T470">Descrição</text:span>:<text:s/><text:bookmark-start text:name="_Hlk527711503"/>A aula experimental possui duração de uma hora, contudo, os horários de agendamento não serão preestabelecidos, haverá um campo livre para digitação de horário no formato hora-minuto com dois dígitos (HH:MM).</text:p>
      <text:p text:style-name="P471"><text:bookmark-end text:name="_Hlk527711503"/><text:span text:style-name="T472">RFN12.5 - Notificações por<text:s/></text:span><text:span text:style-name="T473">e-mail</text:span></text:p>
      <text:p text:style-name="P474"><text:span text:style-name="T475">Descrição</text:span>: Quando um agendamento de aula experimental for registrado, uma notificação será enviada ao<text:s/><text:span text:style-name="T476">e-mail</text:span><text:s/>do usuário e<text:s/><text:span text:style-name="T477">ao colaborador que disponibilizou o agendamento</text:span>. A aprovação ou o cancelamento da aula experimental também articulará envio de<text:s/><text:span text:style-name="T478">e-mail</text:span><text:s/>ao usuário.</text:p>
      <text:p text:style-name="P479">RFN12.6 - Campo Modalidade de Treinamento opcional</text:p>
      <text:p text:style-name="P480"><text:span text:style-name="T481">Descrição</text:span>: A seleção no campo Modalidade de Treinamento será opcional.</text:p>
      <text:p text:style-name="P482">RFI13 - Agendamento de avaliação física</text:p>
      <text:p text:style-name="P483">O sistema possuirá interface para inclusão, exclusão, alteração e consulta ao agendamento de avaliação física do aluno. São dados de avaliações físicas:</text:p>
      <text:list text:style-name="LFO16" text:continue-numbering="true">
        <text:list-item>
          <text:p text:style-name="P484">Data agendamento; horário agendamento;<text:s/><text:span text:style-name="T485">s</text:span><text:span text:style-name="T486">tatu</text:span><text:span text:style-name="T487">s</text:span><text:s/>(aguardando, aprovado ou cancelado).</text:p>
        </text:list-item>
      </text:list>
      <text:p text:style-name="P488"><text:span text:style-name="T489">Protótipos telas RFI13</text:span></text:p>
      <text:p text:style-name="P490">RFN13.1 - Agendamento individual de avaliações físicas</text:p>
      <text:p text:style-name="P491"><text:span text:style-name="T492">Descrição</text:span>: As avaliações físicas são efetuadas individualmente, portanto, o sistema não permitirá o registro de mais de um aluno por data e<text:s/>horário, bloqueando a data e não disponibilizando o horário caso estejam agendados.<text:s/></text:p>
      <text:p text:style-name="P493">RFN13.2 - Agendamento mensal de avaliações físicas (evitar duplicidade)</text:p>
      <text:p text:style-name="P494"><text:span text:style-name="T495">Descrição</text:span>: O sistema permitirá o agendamento de uma avaliação física mensal ao aluno.</text:p>
      <text:p text:style-name="P496">RFN13.3 - Restrições de dias da semana para agendamento de avaliação física</text:p>
      <text:soft-page-break/>
      <text:p text:style-name="P497"><text:span text:style-name="T498">Descrição</text:span>: O sistema impedirá o agendamento de avaliação física em dias da semana e horários não fornecidos pelo administrador e colaboradores.</text:p>
      <text:p text:style-name="P499">RFN13.4 - Duração de avaliação física</text:p>
      <text:p text:style-name="P500"><text:span text:style-name="T501">Descrição</text:span>:<text:s/>A avaliação física possui duração de uma hora, contudo, os horários de agendamento não serão preestabelecidos, haverá um campo livre para digitação de horário no formato hora-minuto com dois dígitos (HH:MM).</text:p>
      <text:p text:style-name="P502"><text:span text:style-name="T503">RFN13.5 - Notificações por<text:s/></text:span><text:span text:style-name="T504">e-mail</text:span></text:p>
      <text:p text:style-name="P505"><text:span text:style-name="T506">Descrição</text:span>: Quando um agendamento de avaliação física for registrado, uma notificação será enviada ao<text:s/><text:span text:style-name="T507">e-mail</text:span><text:s/>do aluno usuário e<text:s/><text:span text:style-name="T508">ao colaborador que disponibilizou o agendamento</text:span>. A aprovação ou o cancelamento da avaliação física também articulará envio de<text:s/><text:span text:style-name="T509">e-mail</text:span><text:s/>ao aluno.</text:p>
      <text:p text:style-name="P510">RFI14 - Manter avaliação física</text:p>
      <text:p text:style-name="P511">O sistema possuirá interface para inclusão, exclusão, alteração e consulta de avaliações físicas de alunos. São dados de avaliações físicas:</text:p>
      <text:list text:style-name="LFO17" text:continue-numbering="true">
        <text:list-item>
          <text:p text:style-name="P512">Altura; bíceps; cintura; coxa; peso; percentual de gordura; pressão arterial; tríceps.</text:p>
        </text:list-item>
      </text:list>
      <text:p text:style-name="P513"><text:span text:style-name="T514">Protótipos telas RFI14 INCLUIR TELA DE BUSCA DO ALUNO COM PESQUISA POR DATA E TELA GRÁFICA DA AVALIAÇÃO, ALÉM DAS TELAS DO COLABORADOR/ADMINISTRADOR AO CADASTRO E BUSCA POR NOME DO ALUNO E DATA</text:span></text:p>
      <text:p text:style-name="P515">RFN14.1 - Busca de avaliações físicas permissível ao administrador e colaborador em conformidade com a filial e restrição ao aluno para busca de avaliações físicas próprias consoante o mês de referência<text:s/></text:p>
      <text:p text:style-name="P516"><text:span text:style-name="T517">Descrição</text:span><text:span text:style-name="T518">: A busca da avaliações físicas de alunos designa-se aos níveis de acesso de administrador e colabor</text:span><text:span text:style-name="T519">ador e o sistema apresentará os dados de acordo com a filial em que o colaborador está cadastrado ao gerenciamento de avaliações dos alunos; todavia, o administrador acessará todos os registros e o aluno visualizará somente avaliações físicas próprias, sel</text:span><text:span text:style-name="T520">ecionando o mês desejado.<text:s/></text:span></text:p>
      <text:p text:style-name="P521">RFN14.2 - Registro mensal de avaliações físicas</text:p>
      <text:p text:style-name="P522"><text:span text:style-name="T523">Descrição</text:span>: O sistema permitirá apenas uma avaliação física mensal ao aluno.</text:p>
      <text:p text:style-name="P524">RFN14.3 - Gráficos de progresso</text:p>
      <text:p text:style-name="P525"><text:span text:style-name="T526">Descrição</text:span>: O sistema efetuará a correlação dos dados de avaliações físicas demonstrando, graficamente, o progresso do aluno.</text:p>
      <text:p text:style-name="P527">RFI15 - Manter depoimentos</text:p>
      <text:soft-page-break/>
      <text:p text:style-name="P528">O sistema possuirá interface para criação e gerenciamento de depoimentos. São dados de depoimentos:</text:p>
      <text:list text:style-name="LFO18" text:continue-numbering="true">
        <text:list-item>
          <text:p text:style-name="P529">Descrição;<text:s/><text:span text:style-name="T530">s</text:span><text:span text:style-name="T531">tatus</text:span><text:s/>(aprovado ou cancelado).</text:p>
        </text:list-item>
      </text:list>
      <text:p text:style-name="P532"><text:span text:style-name="T533">Protótipos telas RFI15</text:span></text:p>
      <text:p text:style-name="P534">RFN15.1 - Aprovação de depoimento</text:p>
      <text:p text:style-name="P535"><text:span text:style-name="T536">Descrição</text:span>: O sistema disponibilizará os depoimentos na aplicação<text:s/><text:span text:style-name="T537">web</text:span><text:s/>após aprovação do administrador.</text:p>
      <text:p text:style-name="P538">RFI16 - Chat para conversação com professores</text:p>
      <text:p text:style-name="P539">O sistema possuirá chat em tempo real para conversação com professores.</text:p>
      <text:p text:style-name="P540">Protótipo<text:s/>tela RFI16</text:p>
      <text:p text:style-name="P541">RFI17 - Ajuda</text:p>
      <text:p text:style-name="P542">O sistema possuirá interface de Ajuda à disponiblização de manual e abertura de<text:s/><text:span text:style-name="T543">ticket</text:span>.<text:s/></text:p>
      <text:p text:style-name="P544">Anexo; classificação (<text:span text:style-name="T545">incidente, melhoria ou dúvida</text:span>); comentários à validação; descrição; ID; módulo; prioridade (<text:span text:style-name="T546">alta, média ou baixa</text:span>);<text:s/>responsável (nome do operador);<text:s/><text:span text:style-name="T547">status</text:span><text:s/>(aberto, em progresso, em revisão ou fechado); título.</text:p>
      <text:p text:style-name="P548"><text:span text:style-name="T549">Protótipos telas RFI17</text:span></text:p>
      <text:p text:style-name="P550"><text:span text:style-name="T551">RFN17.1 - Evitar duplicidade de<text:s/></text:span><text:span text:style-name="T552">tickets</text:span></text:p>
      <text:p text:style-name="P553"><text:span text:style-name="T554">Descrição</text:span>: Na abertura de um<text:s/><text:span text:style-name="T555">ticket</text:span>, o sistema verificará a relação do título, classificação (incidente, melhoria ou dúvida) e<text:s/><text:span text:style-name="T556">usuário</text:span><text:s/>na tabela associada. Caso um<text:s/><text:span text:style-name="T557">ticket</text:span><text:s/>com as designações supramencionadas esteja criado, o sistema apresentará mensagem de erro indicando “<text:span text:style-name="T558">Ticket</text:span><text:s/>já cadastrado.”.</text:p>
      <text:p text:style-name="P559"><text:span text:style-name="T560">RFN17.2 - Notificações por<text:s/></text:span><text:span text:style-name="T561">e-mail</text:span></text:p>
      <text:p text:style-name="P562"><text:span text:style-name="T563">Descrição</text:span>: Quando um<text:s/><text:span text:style-name="T564">tick</text:span><text:span text:style-name="T565">et</text:span><text:s/>for registrado, uma notificação de confirmação será enviada ao<text:s/><text:span text:style-name="T566">e-mail</text:span><text:s/>do usuário e, aos operadores, notificar-se-á a criação de novo<text:s/><text:span text:style-name="T567">ticket</text:span>. Subsequente à trativa, o operador responderá ao<text:s/><text:span text:style-name="T568">ticket</text:span><text:s/>do usuário com um comentário e solicitará a revisão para<text:s/>o fechamento, às seguintes ações enviar-se-ão<text:s/><text:span text:style-name="T569">e-mails</text:span><text:s/>ao usuário e operador responsável. <text:s/></text:p>
      <text:p text:style-name="P570"><text:span text:style-name="T571">RFN17.3 - Acesso aos<text:s/></text:span><text:span text:style-name="T572">tickets</text:span></text:p>
      <text:p text:style-name="P573"><text:span text:style-name="T574">Descrição</text:span>: Usuários visualizarão somente os<text:s/><text:span text:style-name="T575">tickets</text:span><text:s/>que criaram e operadores acessarão todos os registros. <text:s/></text:p>
      <text:p text:style-name="P576"><text:span text:style-name="T577">RFN17.4 - Edição e exclusão</text:span><text:span text:style-name="T578"><text:s/>de<text:s/></text:span><text:span text:style-name="T579">tickets<text:s/></text:span></text:p>
      <text:p text:style-name="P580"><text:span text:style-name="T581">Descrição</text:span>:<text:s/><text:span text:style-name="T582">Tickets</text:span><text:s/>não serão editados ou excluídos, após a criação será possível a inclusão de comentários (sem edição) com anexos e alteração de<text:s/><text:span text:style-name="T583">status</text:span>.<text:s/></text:p>
      <text:p text:style-name="P584">RFI18 - Relatório de relação de alunos por modalidade de treinamento</text:p>
      <text:soft-page-break/>
      <text:p text:style-name="P585">O sistema possuirá<text:s/>interface para emissão de relatório especificando a quantidade de alunos cadastrados às modalidades de treinamento por filiais e o total organizacional. Indicar-se-á referência de data da extração do relatório.</text:p>
      <text:p text:style-name="P586"><text:span text:style-name="T587">Protótipo tela RFI18</text:span></text:p>
      <text:p text:style-name="P588">RFN18.1 - Nível de acesso ao relatório</text:p>
      <text:p text:style-name="P589"><text:span text:style-name="T590">Descrição</text:span>: O sistema disponibilizará os relatórios na aplicação<text:s/><text:span text:style-name="T591">web</text:span><text:s/>ao nível de acesso de administrador.</text:p>
      <text:p text:style-name="P592">RFI19 - Área do administrador</text:p>
      <text:p text:style-name="P593">O sistema permitirá ações ao nível de acesso administrador em todas as funcionalidades. São telas de<text:s/>acesso ao administrador:</text:p>
      <text:list text:style-name="LFO19" text:continue-numbering="true">
        <text:list-item>
          <text:p text:style-name="P594"><text:span text:style-name="T595">Login</text:span>; esqueci minha senha;<text:s/><text:span text:style-name="T596">homepage</text:span>; manter filiais; manter treinamentos e exercícios físicos associados; manter alunos; manter<text:s/><text:span text:style-name="T597">status</text:span><text:s/>de mensalidades; manter colaboradores; manter parceiros;<text:s/><text:span text:style-name="T598">manter operadores</text:span>; configurar agenda;<text:s/>manter agenda de aulas experimentais; manter agenda de avaliações físicas; manter avaliações físicas; manter depoimentos; chat<text:s/><text:span text:style-name="T599">online</text:span>; relatório; ajuda.</text:p>
        </text:list-item>
      </text:list>
      <text:p text:style-name="P600"><text:span text:style-name="T601">Protótipo tela RFI19</text:span></text:p>
      <text:p text:style-name="P602">RFI20 - Área do colaborador</text:p>
      <text:p text:style-name="P603">O sistema permitirá ações ao nível de acesso colaborador às seguintes telas:</text:p>
      <text:list text:style-name="LFO20" text:continue-numbering="true">
        <text:list-item>
          <text:p text:style-name="P604"><text:span text:style-name="T605">Login</text:span>; esqueci minha senha;<text:s/><text:span text:style-name="T606">h</text:span><text:span text:style-name="T607">omepage</text:span>; visualizar filiais; manter treinamentos e exercícios físicos associados; manter alunos; manter<text:s/><text:span text:style-name="T608">status</text:span><text:s/>de mensalidades; visualizar parceiros; configurar agenda; manter avaliações físicas; visualizar depoimentos; chat<text:s/><text:span text:style-name="T609">online</text:span>; ajuda.</text:p>
        </text:list-item>
      </text:list>
      <text:p text:style-name="P610"><text:span text:style-name="T611">Protótipo tela RFI20</text:span></text:p>
      <text:p text:style-name="P612">RFI21 - Área do aluno</text:p>
      <text:p text:style-name="P613">O sistema permitirá ações ao nível de acesso aluno às seguintes telas:</text:p>
      <text:list text:style-name="LFO21" text:continue-numbering="true">
        <text:list-item>
          <text:p text:style-name="P614"><text:span text:style-name="T615">Login</text:span>; esqueci minha senha;<text:s/><text:span text:style-name="T616">h</text:span><text:span text:style-name="T617">omepage</text:span>; visualizar filiais; visualizar treinamentos e exercícios físicos<text:s/>associados; visualizar parceiros; agendar avaliações físicas; visualizar avaliações físicas; visualizar e criar depoimentos; chat<text:s/><text:span text:style-name="T618">online</text:span>; ajuda.</text:p>
        </text:list-item>
      </text:list>
      <text:p text:style-name="P619"><text:span text:style-name="T620">Protótipo tela RFI21</text:span></text:p>
      <text:p text:style-name="P621">RFI22 - Área do público externo</text:p>
      <text:p text:style-name="P622">O sistema permitirá ações ao público externo às seguintes<text:s/>telas:</text:p>
      <text:soft-page-break/>
      <text:list text:style-name="LFO22" text:continue-numbering="true">
        <text:list-item>
          <text:p text:style-name="P623"><text:span text:style-name="T624">Homepage</text:span>; visualizar filiais; visualizar parceiros; agendar aulas experimentais; visualizar depoimentos; ajuda.</text:p>
        </text:list-item>
      </text:list>
      <text:p text:style-name="P625">Protótipo tela RFI22</text:p>
      <text:p text:style-name="P626">RFI23 - Área do operador</text:p>
      <text:p text:style-name="P627">O sistema permitirá ações ao operador às seguintes telas:</text:p>
      <text:list text:style-name="LFO22" text:continue-numbering="true">
        <text:list-item>
          <text:p text:style-name="P628"><text:span text:style-name="T629">Login</text:span>; esqueci minha senha;<text:s/><text:span text:style-name="T630">h</text:span><text:span text:style-name="T631">omep</text:span><text:span text:style-name="T632">age</text:span>; ajuda.</text:p>
        </text:list-item>
      </text:list>
      <text:p text:style-name="P633">Protótipo tela RFI23</text:p>
      <text:p text:style-name="P634"/>
      <text:p text:style-name="P6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DejaVu Sans Light" svg:font-family="DejaVu Sans Light" style:font-family-generic="swiss" style:font-pitch="variable" svg:panose-1="2 11 2 3 3 8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Title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Title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 Light" style:font-name-complex="DejaVu Sans Light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 text:number-lines="false" fo:text-align="end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BSI_Padrão" style:display-name="BSI_Padrão" style:family="paragraph" style:parent-style-name="Textbody">
      <style:paragraph-properties fo:keep-together="always" fo:widows="0" fo:orphans="0" fo:text-align="justify" fo:line-height="150%"/>
      <style:text-properties style:font-name="Arial" style:font-name-asian="Arial" style:font-name-complex="Arial" fo:hyphenate="false"/>
    </style:style>
    <style:style style:name="BSI_CorpoDeTexto" style:display-name="BSI_CorpoDeTexto" style:family="paragraph" style:parent-style-name="BSI_Padrão">
      <style:paragraph-properties fo:keep-together="auto" fo:margin-bottom="0in" fo:text-indent="0.4722in"/>
      <style:text-properties fo:hyphenate="false"/>
    </style:style>
    <style:style style:name="BSI_Título_1" style:display-name="BSI_Título_1" style:family="paragraph" style:parent-style-name="BSI_Padrão" style:next-style-name="BSI_CorpoDeTexto" style:default-outline-level="1">
      <style:paragraph-properties fo:margin-bottom="0.3305in"/>
      <style:text-properties fo:font-weight="bold" style:font-weight-asian="bold" fo:text-transform="uppercase" fo:font-size="16pt" style:font-size-asian="16pt" fo:hyphenate="false"/>
    </style:style>
    <style:style style:name="BSI_Legenda" style:display-name="BSI_Legenda" style:family="paragraph" style:parent-style-name="BSI_Padrão" style:next-style-name="BSI_CorpoDeTexto">
      <style:paragraph-properties fo:text-align="start" fo:line-height="100%"/>
      <style:text-properties fo:font-size="10pt" style:font-size-asian="10pt" fo:hyphenate="false"/>
    </style:style>
    <style:style style:name="BSI_Índice" style:display-name="BSI_Índice" style:family="paragraph" style:parent-style-name="BSI_Padrão" style:next-style-name="BSI_CorpoDeTexto">
      <style:paragraph-properties fo:text-align="center" fo:line-height="100%"/>
      <style:text-properties fo:font-weight="bold" style:font-weight-asian="bold" fo:hyphenate="false"/>
    </style:style>
    <style:style style:name="BSI_TextoTabela" style:display-name="BSI_TextoTabela" style:family="paragraph" style:parent-style-name="BSI_Padrão">
      <style:text-properties fo:hyphenate="false"/>
    </style:style>
    <style:style style:name="BSI_TextoAbstract" style:display-name="BSI_TextoAbstract" style:family="paragraph" style:parent-style-name="BSI_Padrão" style:next-style-name="BSI_CorpoDeTexto">
      <style:text-properties fo:font-style="italic" style:font-style-asian="italic" fo:hyphenate="false"/>
    </style:style>
    <style:style style:name="BSI_TextoReferências" style:display-name="BSI_TextoReferências" style:family="paragraph" style:parent-style-name="BSI_Padrão" style:next-style-name="BSI_CorpoDeTexto">
      <style:text-properties fo:hyphenate="false"/>
    </style:style>
    <style:style style:name="ContentsHeading" style:display-name="Contents Heading" style:family="paragraph" style:parent-style-name="Title">
      <style:paragraph-properties text:number-lines="false" fo:text-align="center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BSI_Cabeçalho" style:display-name="BSI_Cabeçalho" style:family="paragraph">
      <style:paragraph-properties fo:text-align="end"/>
      <style:text-properties fo:hyphenate="false"/>
    </style:style>
    <style:style style:name="BSI_TextoCitaçãoLonga" style:display-name="BSI_TextoCitaçãoLonga" style:family="paragraph" style:parent-style-name="BSI_Legenda">
      <style:paragraph-properties fo:text-align="justify" fo:margin-bottom="0in" fo:margin-left="1.575in">
        <style:tab-stops/>
      </style:paragraph-properties>
      <style:text-properties fo:hyphenate="false"/>
    </style:style>
    <style:style style:name="BSI_TextoResumo" style:display-name="BSI_TextoResumo" style:family="paragraph" style:parent-style-name="BSI_CorpoDeTexto">
      <style:text-properties fo:hyphenate="false"/>
    </style:style>
    <style:style style:name="BSI_Título_2" style:display-name="BSI_Título_2" style:family="paragraph" style:parent-style-name="BSI_Padrão" style:next-style-name="BSI_CorpoDeTexto" style:default-outline-level="2">
      <style:paragraph-properties fo:margin-top="0.1652in" fo:margin-bottom="0.1652in"/>
      <style:text-properties fo:font-weight="bold" style:font-weight-asian="bold" fo:font-size="14pt" style:font-size-asian="14pt" fo:hyphenate="false"/>
    </style:style>
    <style:style style:name="BSI_Título_3" style:display-name="BSI_Título_3" style:family="paragraph" style:parent-style-name="BSI_Padrão" style:next-style-name="BSI_CorpoDeTexto" style:default-outline-level="3">
      <style:paragraph-properties fo:margin-top="0.1652in" fo:margin-bottom="0.1652in"/>
      <style:text-properties fo:font-weight="bold" style:font-weight-asian="bold" fo:hyphenate="false"/>
    </style:style>
    <style:style style:name="Contents1" style:display-name="Contents 1" style:family="paragraph" style:parent-style-name="Index">
      <style:paragraph-properties fo:margin-top="0.0784in" fo:margin-bottom="0.0784in">
        <style:tab-stops>
          <style:tab-stop style:type="right" style:leader-style="dotted" style:leader-text="." style:position="6.6923in"/>
        </style:tab-stops>
      </style:paragraph-properties>
      <style:text-properties fo:font-weight="bold" style:font-weight-asian="bold" fo:text-transform="uppercase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BSI_TítuloCapa" style:display-name="BSI_TítuloCapa" style:family="paragraph" style:parent-style-name="BSI_Padrão" style:next-style-name="BSI_CorpoDeTexto">
      <style:paragraph-properties fo:text-align="center" fo:margin-bottom="0in"/>
      <style:text-properties fo:font-size="16pt" style:font-size-asian="16pt" fo:hyphenate="false"/>
    </style:style>
    <style:style style:name="BSI_TextoFolhaEstiloRosto" style:display-name="BSI_TextoFolhaEstiloRosto" style:family="paragraph" style:parent-style-name="BSI_Padrão">
      <style:paragraph-properties fo:margin-bottom="0in" fo:margin-left="2.3625in">
        <style:tab-stops/>
      </style:paragraph-properties>
      <style:text-properties fo:hyphenate="false"/>
    </style:style>
    <style:style style:name="BSI_CropoDeTextoCentralizado" style:display-name="BSI_CropoDeTextoCentralizado" style:family="paragraph" style:parent-style-name="BSI_Padrão">
      <style:paragraph-properties fo:text-align="center" fo:margin-bottom="0in" fo:margin-left="0.7875in" fo:margin-right="0.7875in">
        <style:tab-stops/>
      </style:paragraph-properties>
      <style:text-properties fo:hyphenate="false"/>
    </style:style>
    <style:style style:name="BSI_TítuloPréTextual" style:display-name="BSI_TítuloPréTextual" style:family="paragraph" style:parent-style-name="BSI_Padrão">
      <style:paragraph-properties fo:text-align="center" fo:margin-bottom="0.3305in"/>
      <style:text-properties fo:font-weight="bold" style:font-weight-asian="bold" fo:font-size="14pt" style:font-size-asian="14pt" fo:hyphenate="false"/>
    </style:style>
    <style:style style:name="BSI_TítuloAbstract" style:display-name="BSI_TítuloAbstract" style:family="paragraph" style:parent-style-name="BSI_Padrão">
      <style:paragraph-properties fo:text-align="center"/>
      <style:text-properties fo:font-weight="bold" style:font-weight-asian="bold" fo:font-style="italic" style:font-style-asian="italic"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llustration" style:display-name="Illustration" style:family="paragraph" style:parent-style-name="Caption">
      <style:paragraph-properties fo:text-align="center"/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BSI_Apresentacao" style:display-name="BSI_Apresentacao" style:family="paragraph" style:parent-style-name="BSI_CorpoDeTexto">
      <style:paragraph-properties fo:line-height="100%" fo:text-indent="0in"/>
      <style:text-properties fo:hyphenate="false"/>
    </style:style>
    <style:style style:name="BSI_Título_4" style:display-name="BSI_Título_4" style:family="paragraph" style:parent-style-name="BSI_Título_3" style:next-style-name="BSI_CorpoDeTexto" style:default-outline-level="4">
      <style:text-properties fo:hyphenate="false"/>
    </style:style>
    <style:style style:name="BSI_TítuloSemNumeração" style:display-name="BSI_TítuloSemNumeração" style:family="paragraph" style:parent-style-name="BSI_Título_1" style:next-style-name="BSI_CorpoDeTexto" style:default-outline-level="1">
      <style:paragraph-properties fo:text-align="center"/>
      <style:text-properties fo:hyphenate="false"/>
    </style:style>
    <style:style style:name="BSI_TextoCapa" style:display-name="BSI_TextoCapa" style:family="paragraph" style:parent-style-name="BSI_TítuloCapa">
      <style:text-properties fo:font-size="14pt" style:font-size-asian="14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Ilustração" style:display-name="Ilustração" style:family="paragraph" style:parent-style-name="Caption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Padrão" style:display-name="Padrão" style:family="paragraph">
      <style:paragraph-properties style:line-height-at-least="0.1388in"/>
      <style:text-properties style:font-name="Mangal" style:font-name-asian="Tahoma" style:font-name-complex="Liberation Sans" fo:color="#000000" fo:font-size="18pt" style:font-size-asian="18pt" fo:hyphenate="false"/>
    </style:style>
    <style:style style:name="Objetocomseta" style:display-name="Objeto com seta" style:family="paragraph" style:parent-style-name="Padrão">
      <style:text-properties style:font-name-asian="Mangal" style:font-name-complex="Mangal" fo:hyphenate="false"/>
    </style:style>
    <style:style style:name="Objetocomsombra" style:display-name="Objeto com sombra" style:family="paragraph" style:parent-style-name="Padrão">
      <style:text-properties style:font-name-asian="Mangal" style:font-name-complex="Mangal" fo:hyphenate="false"/>
    </style:style>
    <style:style style:name="Objetosempreenchimento" style:display-name="Objeto sem preenchimento" style:family="paragraph" style:parent-style-name="Padrão">
      <style:text-properties style:font-name-asian="Mangal" style:font-name-complex="Mangal" fo:hyphenate="false"/>
    </style:style>
    <style:style style:name="Objetosempreenchimentonemlinha" style:display-name="Objeto sem preenchimento nem linha" style:family="paragraph" style:parent-style-name="Padrão">
      <style:text-properties style:font-name-asian="Mangal" style:font-name-complex="Mangal" fo:hyphenate="false"/>
    </style:style>
    <style:style style:name="Corpodotexto" style:display-name="Corpo do texto" style:family="paragraph" style:parent-style-name="Padrão">
      <style:text-properties style:font-name-asian="Mangal" style:font-name-complex="Mangal" fo:hyphenate="false"/>
    </style:style>
    <style:style style:name="Corpodotextojustificado" style:display-name="Corpo do texto justificado" style:family="paragraph" style:parent-style-name="Padrão">
      <style:text-properties style:font-name-asian="Mangal" style:font-name-complex="Mangal" fo:hyphenate="false"/>
    </style:style>
    <style:style style:name="Recuodaprimeiralinha" style:display-name="Recuo da primeira linha" style:family="paragraph" style:parent-style-name="Padrão">
      <style:paragraph-properties fo:text-indent="0.2361in"/>
      <style:text-properties style:font-name-asian="Mangal" style:font-name-complex="Mangal" fo:hyphenate="false"/>
    </style:style>
    <style:style style:name="Título1" style:display-name="Título1" style:family="paragraph" style:parent-style-name="Padrão">
      <style:paragraph-properties fo:text-align="center"/>
      <style:text-properties style:font-name-asian="Mangal" style:font-name-complex="Mangal" fo:hyphenate="false"/>
    </style:style>
    <style:style style:name="Título2" style:display-name="Título2" style:family="paragraph" style:parent-style-name="Padrão">
      <style:paragraph-properties fo:text-align="center" fo:margin-top="0.0395in" fo:margin-bottom="0.0395in" fo:margin-right="0.0784in"/>
      <style:text-properties style:font-name-asian="Mangal" style:font-name-complex="Mangal" fo:hyphenate="false"/>
    </style:style>
    <style:style style:name="Linhadecota" style:display-name="Linha de cota" style:family="paragraph" style:parent-style-name="Padrão">
      <style:text-properties style:font-name-asian="Mangal" style:font-name-complex="Mangal" fo:hyphenate="false"/>
    </style:style>
    <style:style style:name="SlidedetítuloLTGliederung1" style:display-name="Slide de título~LT~Gliederung 1" style:family="paragraph">
      <style:paragraph-properties fo:margin-top="0.1965in" style:line-height-at-least="0.1388in"/>
      <style:text-properties style:font-name="Mangal" style:font-name-asian="Tahoma" style:font-name-complex="Liberation Sans" fo:color="#000000" fo:font-size="32pt" style:font-size-asian="32pt" fo:hyphenate="false"/>
    </style:style>
    <style:style style:name="SlidedetítuloLTGliederung2" style:display-name="Slide de título~LT~Gliederung 2" style:family="paragraph" style:parent-style-name="SlidedetítuloLTGliederung1">
      <style:paragraph-properties fo:margin-top="0.1576in"/>
      <style:text-properties style:font-name-asian="Mangal" style:font-name-complex="Mangal" fo:font-size="24pt" style:font-size-asian="24pt" fo:hyphenate="false"/>
    </style:style>
    <style:style style:name="SlidedetítuloLTGliederung3" style:display-name="Slide de título~LT~Gliederung 3" style:family="paragraph" style:parent-style-name="SlidedetítuloLTGliederung2">
      <style:paragraph-properties fo:margin-top="0.118in"/>
      <style:text-properties fo:font-size="20pt" style:font-size-asian="20pt" fo:hyphenate="false"/>
    </style:style>
    <style:style style:name="SlidedetítuloLTGliederung4" style:display-name="Slide de título~LT~Gliederung 4" style:family="paragraph" style:parent-style-name="SlidedetítuloLTGliederung3">
      <style:paragraph-properties fo:margin-top="0.0784in"/>
      <style:text-properties fo:hyphenate="false"/>
    </style:style>
    <style:style style:name="SlidedetítuloLTGliederung5" style:display-name="Slide de título~LT~Gliederung 5" style:family="paragraph" style:parent-style-name="SlidedetítuloLTGliederung4">
      <style:paragraph-properties fo:margin-top="0.0395in"/>
      <style:text-properties fo:hyphenate="false"/>
    </style:style>
    <style:style style:name="SlidedetítuloLTGliederung6" style:display-name="Slide de título~LT~Gliederung 6" style:family="paragraph" style:parent-style-name="SlidedetítuloLTGliederung5">
      <style:text-properties fo:hyphenate="false"/>
    </style:style>
    <style:style style:name="SlidedetítuloLTGliederung7" style:display-name="Slide de título~LT~Gliederung 7" style:family="paragraph" style:parent-style-name="SlidedetítuloLTGliederung6">
      <style:text-properties fo:hyphenate="false"/>
    </style:style>
    <style:style style:name="SlidedetítuloLTGliederung8" style:display-name="Slide de título~LT~Gliederung 8" style:family="paragraph" style:parent-style-name="SlidedetítuloLTGliederung7">
      <style:text-properties fo:hyphenate="false"/>
    </style:style>
    <style:style style:name="SlidedetítuloLTGliederung9" style:display-name="Slide de título~LT~Gliederung 9" style:family="paragraph" style:parent-style-name="SlidedetítuloLTGliederung8">
      <style:text-properties fo:hyphenate="false"/>
    </style:style>
    <style:style style:name="SlidedetítuloLTTitel" style:display-name="Slide de título~LT~Titel" style:family="paragraph">
      <style:paragraph-properties style:line-height-at-least="0.1388in"/>
      <style:text-properties style:font-name="Mangal" style:font-name-asian="Tahoma" style:font-name-complex="Liberation Sans" fo:color="#000000" fo:font-size="18pt" style:font-size-asian="18pt" fo:hyphenate="false"/>
    </style:style>
    <style:style style:name="SlidedetítuloLTUntertitel" style:display-name="Slide de título~LT~Untertitel" style:family="paragraph">
      <style:paragraph-properties fo:text-align="center"/>
      <style:text-properties style:font-name="Mangal" style:font-name-asian="Tahoma" style:font-name-complex="Liberation Sans" fo:color="#000000" fo:font-size="32pt" style:font-size-asian="32pt" fo:hyphenate="false"/>
    </style:style>
    <style:style style:name="SlidedetítuloLTNotizen" style:display-name="Slide de título~LT~Notizen" style:family="paragraph">
      <style:paragraph-properties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hyphenate="false"/>
    </style:style>
    <style:style style:name="SlidedetítuloLTHintergrundobjekte" style:display-name="Slide de título~LT~Hintergrundobjekte" style:family="paragraph">
      <style:text-properties style:font-name-asian="Tahoma" style:font-name-complex="Liberation Sans" fo:hyphenate="false"/>
    </style:style>
    <style:style style:name="SlidedetítuloLTHintergrund" style:display-name="Slide de título~LT~Hintergrund" style:family="paragraph">
      <style:text-properties style:font-name-asian="Tahoma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Mangal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Mangal" style:font-name-complex="Mangal" fo:hyphenate="false"/>
    </style:style>
    <style:style style:name="gray2" style:display-name="gray2" style:family="paragraph" style:parent-style-name="default">
      <style:text-properties style:font-name-asian="Mangal" style:font-name-complex="Mangal" fo:hyphenate="false"/>
    </style:style>
    <style:style style:name="gray3" style:display-name="gray3" style:family="paragraph" style:parent-style-name="default">
      <style:text-properties style:font-name-asian="Mangal" style:font-name-complex="Mangal" fo:hyphenate="false"/>
    </style:style>
    <style:style style:name="bw1" style:display-name="bw1" style:family="paragraph" style:parent-style-name="default">
      <style:text-properties style:font-name-asian="Mangal" style:font-name-complex="Mangal" fo:hyphenate="false"/>
    </style:style>
    <style:style style:name="bw2" style:display-name="bw2" style:family="paragraph" style:parent-style-name="default">
      <style:text-properties style:font-name-asian="Mangal" style:font-name-complex="Mangal" fo:hyphenate="false"/>
    </style:style>
    <style:style style:name="bw3" style:display-name="bw3" style:family="paragraph" style:parent-style-name="default">
      <style:text-properties style:font-name-asian="Mangal" style:font-name-complex="Mangal" fo:hyphenate="false"/>
    </style:style>
    <style:style style:name="orange1" style:display-name="orange1" style:family="paragraph" style:parent-style-name="default">
      <style:text-properties style:font-name-asian="Mangal" style:font-name-complex="Mangal" fo:hyphenate="false"/>
    </style:style>
    <style:style style:name="orange2" style:display-name="orange2" style:family="paragraph" style:parent-style-name="default">
      <style:text-properties style:font-name-asian="Mangal" style:font-name-complex="Mangal" fo:hyphenate="false"/>
    </style:style>
    <style:style style:name="orange3" style:display-name="orange3" style:family="paragraph" style:parent-style-name="default">
      <style:text-properties style:font-name-asian="Mangal" style:font-name-complex="Mangal" fo:hyphenate="false"/>
    </style:style>
    <style:style style:name="turquoise1" style:display-name="turquoise1" style:family="paragraph" style:parent-style-name="default">
      <style:text-properties style:font-name-asian="Mangal" style:font-name-complex="Mangal" fo:hyphenate="false"/>
    </style:style>
    <style:style style:name="turquoise2" style:display-name="turquoise2" style:family="paragraph" style:parent-style-name="default">
      <style:text-properties style:font-name-asian="Mangal" style:font-name-complex="Mangal" fo:hyphenate="false"/>
    </style:style>
    <style:style style:name="turquoise3" style:display-name="turquoise3" style:family="paragraph" style:parent-style-name="default">
      <style:text-properties style:font-name-asian="Mangal" style:font-name-complex="Mangal" fo:hyphenate="false"/>
    </style:style>
    <style:style style:name="blue1" style:display-name="blue1" style:family="paragraph" style:parent-style-name="default">
      <style:text-properties style:font-name-asian="Mangal" style:font-name-complex="Mangal" fo:hyphenate="false"/>
    </style:style>
    <style:style style:name="blue2" style:display-name="blue2" style:family="paragraph" style:parent-style-name="default">
      <style:text-properties style:font-name-asian="Mangal" style:font-name-complex="Mangal" fo:hyphenate="false"/>
    </style:style>
    <style:style style:name="blue3" style:display-name="blue3" style:family="paragraph" style:parent-style-name="default">
      <style:text-properties style:font-name-asian="Mangal" style:font-name-complex="Mangal" fo:hyphenate="false"/>
    </style:style>
    <style:style style:name="sun1" style:display-name="sun1" style:family="paragraph" style:parent-style-name="default">
      <style:text-properties style:font-name-asian="Mangal" style:font-name-complex="Mangal" fo:hyphenate="false"/>
    </style:style>
    <style:style style:name="sun2" style:display-name="sun2" style:family="paragraph" style:parent-style-name="default">
      <style:text-properties style:font-name-asian="Mangal" style:font-name-complex="Mangal" fo:hyphenate="false"/>
    </style:style>
    <style:style style:name="sun3" style:display-name="sun3" style:family="paragraph" style:parent-style-name="default">
      <style:text-properties style:font-name-asian="Mangal" style:font-name-complex="Mangal" fo:hyphenate="false"/>
    </style:style>
    <style:style style:name="earth1" style:display-name="earth1" style:family="paragraph" style:parent-style-name="default">
      <style:text-properties style:font-name-asian="Mangal" style:font-name-complex="Mangal" fo:hyphenate="false"/>
    </style:style>
    <style:style style:name="earth2" style:display-name="earth2" style:family="paragraph" style:parent-style-name="default">
      <style:text-properties style:font-name-asian="Mangal" style:font-name-complex="Mangal" fo:hyphenate="false"/>
    </style:style>
    <style:style style:name="earth3" style:display-name="earth3" style:family="paragraph" style:parent-style-name="default">
      <style:text-properties style:font-name-asian="Mangal" style:font-name-complex="Mangal" fo:hyphenate="false"/>
    </style:style>
    <style:style style:name="green1" style:display-name="green1" style:family="paragraph" style:parent-style-name="default">
      <style:text-properties style:font-name-asian="Mangal" style:font-name-complex="Mangal" fo:hyphenate="false"/>
    </style:style>
    <style:style style:name="green2" style:display-name="green2" style:family="paragraph" style:parent-style-name="default">
      <style:text-properties style:font-name-asian="Mangal" style:font-name-complex="Mangal" fo:hyphenate="false"/>
    </style:style>
    <style:style style:name="green3" style:display-name="green3" style:family="paragraph" style:parent-style-name="default">
      <style:text-properties style:font-name-asian="Mangal" style:font-name-complex="Mangal" fo:hyphenate="false"/>
    </style:style>
    <style:style style:name="seetang1" style:display-name="seetang1" style:family="paragraph" style:parent-style-name="default">
      <style:text-properties style:font-name-asian="Mangal" style:font-name-complex="Mangal" fo:hyphenate="false"/>
    </style:style>
    <style:style style:name="seetang2" style:display-name="seetang2" style:family="paragraph" style:parent-style-name="default">
      <style:text-properties style:font-name-asian="Mangal" style:font-name-complex="Mangal" fo:hyphenate="false"/>
    </style:style>
    <style:style style:name="seetang3" style:display-name="seetang3" style:family="paragraph" style:parent-style-name="default">
      <style:text-properties style:font-name-asian="Mangal" style:font-name-complex="Mangal" fo:hyphenate="false"/>
    </style:style>
    <style:style style:name="lightblue1" style:display-name="lightblue1" style:family="paragraph" style:parent-style-name="default">
      <style:text-properties style:font-name-asian="Mangal" style:font-name-complex="Mangal" fo:hyphenate="false"/>
    </style:style>
    <style:style style:name="lightblue2" style:display-name="lightblue2" style:family="paragraph" style:parent-style-name="default">
      <style:text-properties style:font-name-asian="Mangal" style:font-name-complex="Mangal" fo:hyphenate="false"/>
    </style:style>
    <style:style style:name="lightblue3" style:display-name="lightblue3" style:family="paragraph" style:parent-style-name="default">
      <style:text-properties style:font-name-asian="Mangal" style:font-name-complex="Mangal" fo:hyphenate="false"/>
    </style:style>
    <style:style style:name="yellow1" style:display-name="yellow1" style:family="paragraph" style:parent-style-name="default">
      <style:text-properties style:font-name-asian="Mangal" style:font-name-complex="Mangal" fo:hyphenate="false"/>
    </style:style>
    <style:style style:name="yellow2" style:display-name="yellow2" style:family="paragraph" style:parent-style-name="default">
      <style:text-properties style:font-name-asian="Mangal" style:font-name-complex="Mangal" fo:hyphenate="false"/>
    </style:style>
    <style:style style:name="yellow3" style:display-name="yellow3" style:family="paragraph" style:parent-style-name="default">
      <style:text-properties style:font-name-asian="Mangal" style:font-name-complex="Mangal" fo:hyphenate="false"/>
    </style:style>
    <style:style style:name="Objetosdoplanodefundo" style:display-name="Objetos do plano de fundo" style:family="paragraph">
      <style:text-properties style:font-name-asian="Tahoma" style:font-name-complex="Liberation Sans" fo:hyphenate="false"/>
    </style:style>
    <style:style style:name="Planodefundo" style:display-name="Plano de fundo" style:family="paragraph">
      <style:text-properties style:font-name-asian="Tahoma" style:font-name-complex="Liberation Sans" fo:hyphenate="false"/>
    </style:style>
    <style:style style:name="Notas" style:display-name="Notas" style:family="paragraph">
      <style:paragraph-properties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hyphenate="false"/>
    </style:style>
    <style:style style:name="Estruturadetópicos1" style:display-name="Estrutura de tópicos 1" style:family="paragraph">
      <style:paragraph-properties fo:margin-top="0.1965in" style:line-height-at-least="0.1388in"/>
      <style:text-properties style:font-name="Mangal" style:font-name-asian="Tahoma" style:font-name-complex="Liberation Sans" fo:color="#000000" fo:font-size="32pt" style:font-size-asian="32pt" fo:hyphenate="false"/>
    </style:style>
    <style:style style:name="Estruturadetópicos2" style:display-name="Estrutura de tópicos 2" style:family="paragraph" style:parent-style-name="Estruturadetópicos1">
      <style:paragraph-properties fo:margin-top="0.1576in"/>
      <style:text-properties style:font-name-asian="Mangal" style:font-name-complex="Mangal" fo:font-size="24pt" style:font-size-asian="24pt" fo:hyphenate="false"/>
    </style:style>
    <style:style style:name="Estruturadetópicos3" style:display-name="Estrutura de tópicos 3" style:family="paragraph" style:parent-style-name="Estruturadetópicos2">
      <style:paragraph-properties fo:margin-top="0.118in"/>
      <style:text-properties fo:font-size="20pt" style:font-size-asian="20pt" fo:hyphenate="false"/>
    </style:style>
    <style:style style:name="Estruturadetópicos4" style:display-name="Estrutura de tópicos 4" style:family="paragraph" style:parent-style-name="Estruturadetópicos3">
      <style:paragraph-properties fo:margin-top="0.0784in"/>
      <style:text-properties fo:hyphenate="false"/>
    </style:style>
    <style:style style:name="Estruturadetópicos5" style:display-name="Estrutura de tópicos 5" style:family="paragraph" style:parent-style-name="Estruturadetópicos4">
      <style:paragraph-properties fo:margin-top="0.0395in"/>
      <style:text-properties fo:hyphenate="false"/>
    </style:style>
    <style:style style:name="Estruturadetópicos6" style:display-name="Estrutura de tópicos 6" style:family="paragraph" style:parent-style-name="Estruturadetópicos5">
      <style:text-properties fo:hyphenate="false"/>
    </style:style>
    <style:style style:name="Estruturadetópicos7" style:display-name="Estrutura de tópicos 7" style:family="paragraph" style:parent-style-name="Estruturadetópicos6">
      <style:text-properties fo:hyphenate="false"/>
    </style:style>
    <style:style style:name="Estruturadetópicos8" style:display-name="Estrutura de tópicos 8" style:family="paragraph" style:parent-style-name="Estruturadetópicos7">
      <style:text-properties fo:hyphenate="false"/>
    </style:style>
    <style:style style:name="Estruturadetópicos9" style:display-name="Estrutura de tópicos 9" style:family="paragraph" style:parent-style-name="Estruturadetópicos8">
      <style:text-properties fo:hyphenate="false"/>
    </style:style>
    <style:style style:name="TítuloeconteúdoLTGliederung1" style:display-name="Título e conteúdo~LT~Gliederung 1" style:family="paragraph">
      <style:paragraph-properties fo:margin-top="0.1965in" style:line-height-at-least="0.1388in"/>
      <style:text-properties style:font-name="Mangal" style:font-name-asian="Tahoma" style:font-name-complex="Liberation Sans" fo:color="#000000" fo:font-size="32pt" style:font-size-asian="32pt" fo:hyphenate="false"/>
    </style:style>
    <style:style style:name="TítuloeconteúdoLTGliederung2" style:display-name="Título e conteúdo~LT~Gliederung 2" style:family="paragraph" style:parent-style-name="TítuloeconteúdoLTGliederung1">
      <style:paragraph-properties fo:margin-top="0.1576in"/>
      <style:text-properties style:font-name-asian="Mangal" style:font-name-complex="Mangal" fo:font-size="24pt" style:font-size-asian="24pt" fo:hyphenate="false"/>
    </style:style>
    <style:style style:name="TítuloeconteúdoLTGliederung3" style:display-name="Título e conteúdo~LT~Gliederung 3" style:family="paragraph" style:parent-style-name="TítuloeconteúdoLTGliederung2">
      <style:paragraph-properties fo:margin-top="0.118in"/>
      <style:text-properties fo:font-size="20pt" style:font-size-asian="20pt" fo:hyphenate="false"/>
    </style:style>
    <style:style style:name="TítuloeconteúdoLTGliederung4" style:display-name="Título e conteúdo~LT~Gliederung 4" style:family="paragraph" style:parent-style-name="TítuloeconteúdoLTGliederung3">
      <style:paragraph-properties fo:margin-top="0.0784in"/>
      <style:text-properties fo:hyphenate="false"/>
    </style:style>
    <style:style style:name="TítuloeconteúdoLTGliederung5" style:display-name="Título e conteúdo~LT~Gliederung 5" style:family="paragraph" style:parent-style-name="TítuloeconteúdoLTGliederung4">
      <style:paragraph-properties fo:margin-top="0.0395in"/>
      <style:text-properties fo:hyphenate="false"/>
    </style:style>
    <style:style style:name="TítuloeconteúdoLTGliederung6" style:display-name="Título e conteúdo~LT~Gliederung 6" style:family="paragraph" style:parent-style-name="TítuloeconteúdoLTGliederung5">
      <style:text-properties fo:hyphenate="false"/>
    </style:style>
    <style:style style:name="TítuloeconteúdoLTGliederung7" style:display-name="Título e conteúdo~LT~Gliederung 7" style:family="paragraph" style:parent-style-name="TítuloeconteúdoLTGliederung6">
      <style:text-properties fo:hyphenate="false"/>
    </style:style>
    <style:style style:name="TítuloeconteúdoLTGliederung8" style:display-name="Título e conteúdo~LT~Gliederung 8" style:family="paragraph" style:parent-style-name="TítuloeconteúdoLTGliederung7">
      <style:text-properties fo:hyphenate="false"/>
    </style:style>
    <style:style style:name="TítuloeconteúdoLTGliederung9" style:display-name="Título e conteúdo~LT~Gliederung 9" style:family="paragraph" style:parent-style-name="TítuloeconteúdoLTGliederung8">
      <style:text-properties fo:hyphenate="false"/>
    </style:style>
    <style:style style:name="TítuloeconteúdoLTTitel" style:display-name="Título e conteúdo~LT~Titel" style:family="paragraph">
      <style:paragraph-properties style:line-height-at-least="0.1388in"/>
      <style:text-properties style:font-name="Mangal" style:font-name-asian="Tahoma" style:font-name-complex="Liberation Sans" fo:color="#000000" fo:font-size="18pt" style:font-size-asian="18pt" fo:hyphenate="false"/>
    </style:style>
    <style:style style:name="TítuloeconteúdoLTUntertitel" style:display-name="Título e conteúdo~LT~Untertitel" style:family="paragraph">
      <style:paragraph-properties fo:text-align="center"/>
      <style:text-properties style:font-name="Mangal" style:font-name-asian="Tahoma" style:font-name-complex="Liberation Sans" fo:color="#000000" fo:font-size="32pt" style:font-size-asian="32pt" fo:hyphenate="false"/>
    </style:style>
    <style:style style:name="TítuloeconteúdoLTNotizen" style:display-name="Título e conteúdo~LT~Notizen" style:family="paragraph">
      <style:paragraph-properties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hyphenate="false"/>
    </style:style>
    <style:style style:name="TítuloeconteúdoLTHintergrundobjekte" style:display-name="Título e conteúdo~LT~Hintergrundobjekte" style:family="paragraph">
      <style:text-properties style:font-name-asian="Tahoma" style:font-name-complex="Liberation Sans" fo:hyphenate="false"/>
    </style:style>
    <style:style style:name="TítuloeconteúdoLTHintergrund" style:display-name="Título e conteúdo~LT~Hintergrund" style:family="paragraph">
      <style:text-properties style:font-name-asian="Tahoma" style:font-name-complex="Liberation Sans" fo:hyphenate="false"/>
    </style:style>
    <style:style style:name="_EmbrancoLTGliederung1" style:display-name="1_Em branco~LT~Gliederung 1" style:family="paragraph">
      <style:paragraph-properties fo:margin-top="0.1965in" style:line-height-at-least="0.1388in"/>
      <style:text-properties style:font-name="Mangal" style:font-name-asian="Tahoma" style:font-name-complex="Liberation Sans" fo:color="#000000" fo:font-size="32pt" style:font-size-asian="32pt" fo:hyphenate="false"/>
    </style:style>
    <style:style style:name="_EmbrancoLTGliederung2" style:display-name="1_Em branco~LT~Gliederung 2" style:family="paragraph" style:parent-style-name="_EmbrancoLTGliederung1">
      <style:paragraph-properties fo:margin-top="0.1576in"/>
      <style:text-properties style:font-name-asian="Mangal" style:font-name-complex="Mangal" fo:font-size="24pt" style:font-size-asian="24pt" fo:hyphenate="false"/>
    </style:style>
    <style:style style:name="_EmbrancoLTGliederung3" style:display-name="1_Em branco~LT~Gliederung 3" style:family="paragraph" style:parent-style-name="_EmbrancoLTGliederung2">
      <style:paragraph-properties fo:margin-top="0.118in"/>
      <style:text-properties fo:font-size="20pt" style:font-size-asian="20pt" fo:hyphenate="false"/>
    </style:style>
    <style:style style:name="_EmbrancoLTGliederung4" style:display-name="1_Em branco~LT~Gliederung 4" style:family="paragraph" style:parent-style-name="_EmbrancoLTGliederung3">
      <style:paragraph-properties fo:margin-top="0.0784in"/>
      <style:text-properties fo:hyphenate="false"/>
    </style:style>
    <style:style style:name="_EmbrancoLTGliederung5" style:display-name="1_Em branco~LT~Gliederung 5" style:family="paragraph" style:parent-style-name="_EmbrancoLTGliederung4">
      <style:paragraph-properties fo:margin-top="0.0395in"/>
      <style:text-properties fo:hyphenate="false"/>
    </style:style>
    <style:style style:name="_EmbrancoLTGliederung6" style:display-name="1_Em branco~LT~Gliederung 6" style:family="paragraph" style:parent-style-name="_EmbrancoLTGliederung5">
      <style:text-properties fo:hyphenate="false"/>
    </style:style>
    <style:style style:name="_EmbrancoLTGliederung7" style:display-name="1_Em branco~LT~Gliederung 7" style:family="paragraph" style:parent-style-name="_EmbrancoLTGliederung6">
      <style:text-properties fo:hyphenate="false"/>
    </style:style>
    <style:style style:name="_EmbrancoLTGliederung8" style:display-name="1_Em branco~LT~Gliederung 8" style:family="paragraph" style:parent-style-name="_EmbrancoLTGliederung7">
      <style:text-properties fo:hyphenate="false"/>
    </style:style>
    <style:style style:name="_EmbrancoLTGliederung9" style:display-name="1_Em branco~LT~Gliederung 9" style:family="paragraph" style:parent-style-name="_EmbrancoLTGliederung8">
      <style:text-properties fo:hyphenate="false"/>
    </style:style>
    <style:style style:name="_EmbrancoLTTitel" style:display-name="1_Em branco~LT~Titel" style:family="paragraph">
      <style:paragraph-properties style:line-height-at-least="0.1388in"/>
      <style:text-properties style:font-name="Mangal" style:font-name-asian="Tahoma" style:font-name-complex="Liberation Sans" fo:color="#000000" fo:font-size="18pt" style:font-size-asian="18pt" fo:hyphenate="false"/>
    </style:style>
    <style:style style:name="_EmbrancoLTUntertitel" style:display-name="1_Em branco~LT~Untertitel" style:family="paragraph">
      <style:paragraph-properties fo:text-align="center"/>
      <style:text-properties style:font-name="Mangal" style:font-name-asian="Tahoma" style:font-name-complex="Liberation Sans" fo:color="#000000" fo:font-size="32pt" style:font-size-asian="32pt" fo:hyphenate="false"/>
    </style:style>
    <style:style style:name="_EmbrancoLTNotizen" style:display-name="1_Em branco~LT~Notizen" style:family="paragraph">
      <style:paragraph-properties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hyphenate="false"/>
    </style:style>
    <style:style style:name="_EmbrancoLTHintergrundobjekte" style:display-name="1_Em branco~LT~Hintergrundobjekte" style:family="paragraph">
      <style:text-properties style:font-name-asian="Tahoma" style:font-name-complex="Liberation Sans" fo:hyphenate="false"/>
    </style:style>
    <style:style style:name="_EmbrancoLTHintergrund" style:display-name="1_Em branco~LT~Hintergrund" style:family="paragraph">
      <style:text-properties style:font-name-asian="Tahoma" style:font-name-complex="Liberation Sans" fo:hyphenate="false"/>
    </style:style>
    <style:style style:name="SomentetítuloLTGliederung1" style:display-name="Somente título~LT~Gliederung 1" style:family="paragraph">
      <style:paragraph-properties fo:margin-top="0.1965in" style:line-height-at-least="0.1388in"/>
      <style:text-properties style:font-name="Mangal" style:font-name-asian="Tahoma" style:font-name-complex="Liberation Sans" fo:color="#000000" fo:font-size="32pt" style:font-size-asian="32pt" fo:hyphenate="false"/>
    </style:style>
    <style:style style:name="SomentetítuloLTGliederung2" style:display-name="Somente título~LT~Gliederung 2" style:family="paragraph" style:parent-style-name="SomentetítuloLTGliederung1">
      <style:paragraph-properties fo:margin-top="0.1576in"/>
      <style:text-properties style:font-name-asian="Mangal" style:font-name-complex="Mangal" fo:font-size="24pt" style:font-size-asian="24pt" fo:hyphenate="false"/>
    </style:style>
    <style:style style:name="SomentetítuloLTGliederung3" style:display-name="Somente título~LT~Gliederung 3" style:family="paragraph" style:parent-style-name="SomentetítuloLTGliederung2">
      <style:paragraph-properties fo:margin-top="0.118in"/>
      <style:text-properties fo:font-size="20pt" style:font-size-asian="20pt" fo:hyphenate="false"/>
    </style:style>
    <style:style style:name="SomentetítuloLTGliederung4" style:display-name="Somente título~LT~Gliederung 4" style:family="paragraph" style:parent-style-name="SomentetítuloLTGliederung3">
      <style:paragraph-properties fo:margin-top="0.0784in"/>
      <style:text-properties fo:hyphenate="false"/>
    </style:style>
    <style:style style:name="SomentetítuloLTGliederung5" style:display-name="Somente título~LT~Gliederung 5" style:family="paragraph" style:parent-style-name="SomentetítuloLTGliederung4">
      <style:paragraph-properties fo:margin-top="0.0395in"/>
      <style:text-properties fo:hyphenate="false"/>
    </style:style>
    <style:style style:name="SomentetítuloLTGliederung6" style:display-name="Somente título~LT~Gliederung 6" style:family="paragraph" style:parent-style-name="SomentetítuloLTGliederung5">
      <style:text-properties fo:hyphenate="false"/>
    </style:style>
    <style:style style:name="SomentetítuloLTGliederung7" style:display-name="Somente título~LT~Gliederung 7" style:family="paragraph" style:parent-style-name="SomentetítuloLTGliederung6">
      <style:text-properties fo:hyphenate="false"/>
    </style:style>
    <style:style style:name="SomentetítuloLTGliederung8" style:display-name="Somente título~LT~Gliederung 8" style:family="paragraph" style:parent-style-name="SomentetítuloLTGliederung7">
      <style:text-properties fo:hyphenate="false"/>
    </style:style>
    <style:style style:name="SomentetítuloLTGliederung9" style:display-name="Somente título~LT~Gliederung 9" style:family="paragraph" style:parent-style-name="SomentetítuloLTGliederung8">
      <style:text-properties fo:hyphenate="false"/>
    </style:style>
    <style:style style:name="SomentetítuloLTTitel" style:display-name="Somente título~LT~Titel" style:family="paragraph">
      <style:paragraph-properties style:line-height-at-least="0.1388in"/>
      <style:text-properties style:font-name="Mangal" style:font-name-asian="Tahoma" style:font-name-complex="Liberation Sans" fo:color="#000000" fo:font-size="18pt" style:font-size-asian="18pt" fo:hyphenate="false"/>
    </style:style>
    <style:style style:name="SomentetítuloLTUntertitel" style:display-name="Somente título~LT~Untertitel" style:family="paragraph">
      <style:paragraph-properties fo:text-align="center"/>
      <style:text-properties style:font-name="Mangal" style:font-name-asian="Tahoma" style:font-name-complex="Liberation Sans" fo:color="#000000" fo:font-size="32pt" style:font-size-asian="32pt" fo:hyphenate="false"/>
    </style:style>
    <style:style style:name="SomentetítuloLTNotizen" style:display-name="Somente título~LT~Notizen" style:family="paragraph">
      <style:paragraph-properties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hyphenate="false"/>
    </style:style>
    <style:style style:name="SomentetítuloLTHintergrundobjekte" style:display-name="Somente título~LT~Hintergrundobjekte" style:family="paragraph">
      <style:text-properties style:font-name-asian="Tahoma" style:font-name-complex="Liberation Sans" fo:hyphenate="false"/>
    </style:style>
    <style:style style:name="SomentetítuloLTHintergrund" style:display-name="Somente título~LT~Hintergrund" style:family="paragraph">
      <style:text-properties style:font-name-asian="Tahoma" style:font-name-complex="Liberation Sans" fo:hyphenate="false"/>
    </style:style>
    <style:style style:name="BSI_Título_5" style:display-name="BSI_Título_5" style:family="paragraph" style:parent-style-name="BSI_Título_4" style:next-style-name="BSI_CorpoDeTexto" style:default-outline-level="5">
      <style:paragraph-properties>
        <style:tab-stops>
          <style:tab-stop style:type="right" style:leader-style="dotted" style:leader-text="." style:position="6.2993in"/>
        </style:tab-stops>
      </style:paragraph-properties>
      <style:text-properties fo:font-size="10.5pt" style:font-size-asian="10.5pt" fo:hyphenate="false"/>
    </style:style>
    <style:style style:name="Contents6" style:display-name="Contents 6" style:family="paragraph" style:parent-style-name="Index">
      <style:text-properties fo:hyphenate="false"/>
    </style:style>
    <style:style style:name="Contents5" style:display-name="Contents 5" style:family="paragraph" style:parent-style-name="Index">
      <style:text-properties fo:font-size="10.5pt" style:font-size-asian="10.5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nenumbering" style:display-name="Line numbering" style:family="text"/>
    <style:style style:name="Emphasis" style:display-name="Emphasis" style:family="text">
      <style:text-properties fo:font-style="italic" style:font-style-asian="italic" style:font-style-complex="italic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Fonteparág.padrão" style:display-name="Fonte parág. padrão" style:family="text"/>
    <style:style style:name="Character_20_style" style:display-name="Character_20_style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2" style:display-name="List 2">
      <text:list-level-style-bullet text:level="1" text:style-name="WW_CharLFO1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text:list-style style:name="Numbering1" style:display-name="Numbering 1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 " style:num-suffix=" " style:num-format="1" text:display-levels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 " style:num-suffix=" " style:num-format="1" text:display-levels="2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prefix=" " style:num-suffix=" " style:num-format="1" text:display-levels="3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prefix=" " style:num-suffix=" " style:num-format="1" text:display-levels="4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prefix=" " style:num-suffix=" " style:num-format="1" text:display-levels="5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prefix=" " style:num-suffix=" " style:num-format="1" text:display-levels="6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prefix=" " style:num-suffix=" " style:num-format="1" text:display-levels="7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prefix=" " style:num-suffix=" " style:num-format="1" text:display-levels="8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prefix=" " style:num-suffix=" " style:num-format="1" text:display-levels="9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WW8Num10" style:display-name="WW8Num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0.6812in" text:min-label-width="0.25in" text:list-level-position-and-space-mode="label-alignment">
          <style:list-level-label-alignment text:label-followed-by="listtab" fo:margin-left="0.9312in" fo:text-indent="-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ristiano Jesus</meta:initial-creator>
    <dc:creator>Bruna Caroline Tegon</dc:creator>
    <meta:creation-date>2018-10-19T17:54:00Z</meta:creation-date>
    <dc:date>2018-10-19T17:54:00Z</dc:date>
    <meta:template xlink:href="Normal.dotm" xlink:type="simple"/>
    <meta:editing-cycles>2</meta:editing-cycles>
    <meta:editing-duration>PT0S</meta:editing-duration>
    <meta:document-statistic meta:page-count="15" meta:paragraph-count="53" meta:word-count="4223" meta:character-count="26976" meta:row-count="190" meta:non-whitespace-character-count="22806"/>
  </office:meta>
</office:document-meta>
</file>